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6.184cm"/>
    </style:style>
    <style:style style:name="co2" style:family="table-column">
      <style:table-column-properties fo:break-before="auto" style:column-width="8.63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7.96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value-type" style:repeat-content="false"/>
      <style:text-properties fo:font-weight="bold"/>
    </style:style>
    <style:style style:name="ce3" style:family="table-cell" style:parent-style-name="Default">
      <style:table-cell-properties style:text-align-source="value-type" style:repeat-content="false"/>
    </style:style>
    <style:style style:name="ce4" style:family="table-cell" style:parent-style-name="Default">
      <style:table-cell-properties style:text-align-source="value-type" style:repeat-content="false"/>
      <style:text-properties style:font-name="Nimbus Sans L" style:font-name-asian="DejaVu LGC Sans" style:font-name-complex="DejaVu LGC Sans"/>
    </style:style>
    <style:style style:name="ce5" style:family="table-cell" style:parent-style-name="Default">
      <style:text-properties style:font-name="Nimbus Sans L" style:font-name-asian="DejaVu LGC Sans" style:font-name-complex="DejaVu LGC Sans"/>
    </style:style>
    <style:style style:name="T1" style:family="text">
      <style:text-properties style:font-name="Nimbus Sans L" style:font-name-asian="DejaVu LGC Sans" style:font-name-complex="DejaVu LGC Sans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Keys</text:p>
          </table:table-cell>
          <table:table-cell table:style-name="ce2" office:value-type="string">
            <text:p>Fr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De</text:p>
          </table:table-cell>
        </table:table-row>
        <table:table-row table:style-name="ro2">
          <table:table-cell office:value-type="string">
            <text:p>common.article</text:p>
          </table:table-cell>
          <table:table-cell office:value-type="string">
            <text:p>Article</text:p>
          </table:table-cell>
          <table:table-cell office:value-type="string">
            <text:p>Articolo</text:p>
          </table:table-cell>
          <table:table-cell office:value-type="string">
            <text:p>Article</text:p>
          </table:table-cell>
          <table:table-cell/>
        </table:table-row>
        <table:table-row table:style-name="ro2">
          <table:table-cell office:value-type="string">
            <text:p>common.category</text:p>
          </table:table-cell>
          <table:table-cell office:value-type="string">
            <text:p>Catégorie</text:p>
          </table:table-cell>
          <table:table-cell office:value-type="string">
            <text:p>Categoria</text:p>
          </table:table-cell>
          <table:table-cell office:value-type="string">
            <text:p>Category</text:p>
          </table:table-cell>
          <table:table-cell/>
        </table:table-row>
        <table:table-row table:style-name="ro2">
          <table:table-cell office:value-type="string">
            <text:p>common.reservation</text:p>
          </table:table-cell>
          <table:table-cell office:value-type="string">
            <text:p>Réservation</text:p>
          </table:table-cell>
          <table:table-cell office:value-type="string">
            <text:p>Prenotazione</text:p>
          </table:table-cell>
          <table:table-cell office:value-type="string">
            <text:p>Reservation</text:p>
          </table:table-cell>
          <table:table-cell/>
        </table:table-row>
        <table:table-row table:style-name="ro2">
          <table:table-cell office:value-type="string">
            <text:p>common.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2">
          <table:table-cell office:value-type="string">
            <text:p>common.cancel</text:p>
          </table:table-cell>
          <table:table-cell office:value-type="string">
            <text:p>Annuler</text:p>
          </table:table-cell>
          <table:table-cell office:value-type="string">
            <text:p>Annulla</text:p>
          </table:table-cell>
          <table:table-cell office:value-type="string">
            <text:p>Cancel</text:p>
          </table:table-cell>
          <table:table-cell/>
        </table:table-row>
        <table:table-row table:style-name="ro2">
          <table:table-cell office:value-type="string">
            <text:p>menu.insert</text:p>
          </table:table-cell>
          <table:table-cell office:value-type="string">
            <text:p>Insérer</text:p>
          </table:table-cell>
          <table:table-cell office:value-type="string">
            <text:p>Inserisci</text:p>
          </table:table-cell>
          <table:table-cell office:value-type="string">
            <text:p>Insert</text:p>
          </table:table-cell>
          <table:table-cell/>
        </table:table-row>
        <table:table-row table:style-name="ro2">
          <table:table-cell office:value-type="string">
            <text:p>menu.file</text:p>
          </table:table-cell>
          <table:table-cell office:value-type="string">
            <text:p>Fichier</text:p>
          </table:table-cell>
          <table:table-cell table:number-columns-repeated="2" office:value-type="string">
            <text:p>File</text:p>
          </table:table-cell>
          <table:table-cell/>
        </table:table-row>
        <table:table-row table:style-name="ro2">
          <table:table-cell office:value-type="string">
            <text:p>menu.edit</text:p>
          </table:table-cell>
          <table:table-cell office:value-type="string">
            <text:p>Edition</text:p>
          </table:table-cell>
          <table:table-cell office:value-type="string">
            <text:p>Modifica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menu.help</text:p>
          </table:table-cell>
          <table:table-cell office:value-type="string">
            <text:p>Aide</text:p>
          </table:table-cell>
          <table:table-cell office:value-type="string">
            <text:p>Aiuto</text:p>
          </table:table-cell>
          <table:table-cell office:value-type="string">
            <text:p>Help</text:p>
          </table:table-cell>
          <table:table-cell/>
        </table:table-row>
        <table:table-row table:style-name="ro2">
          <table:table-cell office:value-type="string">
            <text:p>menu.file.preview</text:p>
          </table:table-cell>
          <table:table-cell office:value-type="string">
            <text:p>Prévisualisation...</text:p>
          </table:table-cell>
          <table:table-cell office:value-type="string">
            <text:p>Anteprima...</text:p>
          </table:table-cell>
          <table:table-cell office:value-type="string">
            <text:p>Previsualization...</text:p>
          </table:table-cell>
          <table:table-cell/>
        </table:table-row>
        <table:table-row table:style-name="ro2">
          <table:table-cell office:value-type="string">
            <text:p>menu.file.print</text:p>
          </table:table-cell>
          <table:table-cell office:value-type="string">
            <text:p>Imprimer...</text:p>
          </table:table-cell>
          <table:table-cell office:value-type="string">
            <text:p>Stampa</text:p>
          </table:table-cell>
          <table:table-cell office:value-type="string">
            <text:p>Print</text:p>
          </table:table-cell>
          <table:table-cell/>
        </table:table-row>
        <table:table-row table:style-name="ro1">
          <table:table-cell office:value-type="string">
            <text:p>menu.file.pagesetup</text:p>
          </table:table-cell>
          <table:table-cell office:value-type="string">
            <text:p>Mise en page...</text:p>
          </table:table-cell>
          <table:table-cell office:value-type="string">
            <text:p>Imposta pagina...</text:p>
          </table:table-cell>
          <table:table-cell table:number-columns-repeated="2"/>
        </table:table-row>
        <table:table-row table:style-name="ro2">
          <table:table-cell office:value-type="string">
            <text:p>menu.file.quit</text:p>
          </table:table-cell>
          <table:table-cell office:value-type="string">
            <text:p>Quitter</text:p>
          </table:table-cell>
          <table:table-cell office:value-type="string">
            <text:p>Esci</text:p>
          </table:table-cell>
          <table:table-cell office:value-type="string">
            <text:p>Quit</text:p>
          </table:table-cell>
          <table:table-cell/>
        </table:table-row>
        <table:table-row table:style-name="ro2">
          <table:table-cell office:value-type="string">
            <text:p>dialog.newcategory.title</text:p>
          </table:table-cell>
          <table:table-cell office:value-type="string">
            <text:p>Nouvelle catégorie</text:p>
          </table:table-cell>
          <table:table-cell office:value-type="string">
            <text:p>Nuova categoria</text:p>
          </table:table-cell>
          <table:table-cell office:value-type="string">
            <text:p>New category</text:p>
          </table:table-cell>
          <table:table-cell/>
        </table:table-row>
        <table:table-row table:style-name="ro2">
          <table:table-cell office:value-type="string">
            <text:p>category.code</text:p>
          </table:table-cell>
          <table:table-cell office:value-type="string">
            <text:p>Code :</text:p>
          </table:table-cell>
          <table:table-cell office:value-type="string">
            <text:p>Codice:</text:p>
          </table:table-cell>
          <table:table-cell office:value-type="string">
            <text:p>Code:</text:p>
          </table:table-cell>
          <table:table-cell/>
        </table:table-row>
        <table:table-row table:style-name="ro2">
          <table:table-cell office:value-type="string">
            <text:p>category.name</text:p>
          </table:table-cell>
          <table:table-cell office:value-type="string">
            <text:p>Nom :</text:p>
          </table:table-cell>
          <table:table-cell office:value-type="string">
            <text:p>Nome:</text:p>
          </table:table-cell>
          <table:table-cell office:value-type="string">
            <text:p>Name:</text:p>
          </table:table-cell>
          <table:table-cell/>
        </table:table-row>
        <table:table-row table:style-name="ro2">
          <table:table-cell office:value-type="string">
            <text:p>main.tab.summary</text:p>
          </table:table-cell>
          <table:table-cell office:value-type="string">
            <text:p>Résumé</text:p>
          </table:table-cell>
          <table:table-cell office:value-type="string">
            <text:p>In breve</text:p>
          </table:table-cell>
          <table:table-cell office:value-type="string">
            <text:p>Summary</text:p>
          </table:table-cell>
          <table:table-cell/>
        </table:table-row>
        <table:table-row table:style-name="ro2">
          <table:table-cell office:value-type="string">
            <text:p>main.tab.map</text:p>
          </table:table-cell>
          <table:table-cell office:value-type="string">
            <text:p>Plan d'occupation</text:p>
          </table:table-cell>
          <table:table-cell office:value-type="string">
            <text:p>Calendario</text:p>
          </table:table-cell>
          <table:table-cell office:value-type="string">
            <text:p>Planning</text:p>
          </table:table-cell>
          <table:table-cell/>
        </table:table-row>
        <table:table-row table:style-name="ro2">
          <table:table-cell office:value-type="string">
            <text:p>main.tab.articles</text:p>
          </table:table-cell>
          <table:table-cell office:value-type="string">
            <text:p>Articles</text:p>
          </table:table-cell>
          <table:table-cell office:value-type="string">
            <text:p>Articoli</text:p>
          </table:table-cell>
          <table:table-cell office:value-type="string">
            <text:p>Articles</text:p>
          </table:table-cell>
          <table:table-cell/>
        </table:table-row>
        <table:table-row table:style-name="ro2">
          <table:table-cell office:value-type="string">
            <text:p>articles.insert.category</text:p>
          </table:table-cell>
          <table:table-cell office:value-type="string">
            <text:p>Nouvelle catégorie...</text:p>
          </table:table-cell>
          <table:table-cell office:value-type="string">
            <text:p>Nuova categoria...</text:p>
          </table:table-cell>
          <table:table-cell table:style-name="ce5" office:value-type="string">
            <text:p><text:span text:style-name="T1">New category...</text:span></text:p>
          </table:table-cell>
          <table:table-cell/>
        </table:table-row>
        <table:table-row table:style-name="ro2">
          <table:table-cell office:value-type="string">
            <text:p>articles.newcategory</text:p>
          </table:table-cell>
          <table:table-cell office:value-type="string">
            <text:p>Nouvelle catégorie</text:p>
          </table:table-cell>
          <table:table-cell office:value-type="string">
            <text:p>Nuova categoria</text:p>
          </table:table-cell>
          <table:table-cell table:style-name="ce5" office:value-type="string">
            <text:p><text:span text:style-name="T1">New category</text:span></text:p>
          </table:table-cell>
          <table:table-cell/>
        </table:table-row>
        <table:table-row table:style-name="ro2">
          <table:table-cell office:value-type="string">
            <text:p>articles.rootcategory</text:p>
          </table:table-cell>
          <table:table-cell office:value-type="string">
            <text:p>Articles</text:p>
          </table:table-cell>
          <table:table-cell office:value-type="string">
            <text:p>Articoli</text:p>
          </table:table-cell>
          <table:table-cell office:value-type="string">
            <text:p>Articles</text:p>
          </table:table-cell>
          <table:table-cell/>
        </table:table-row>
        <table:table-row table:style-name="ro2">
          <table:table-cell office:value-type="string">
            <text:p>summary.yesterday</text:p>
          </table:table-cell>
          <table:table-cell office:value-type="string">
            <text:p>Hier</text:p>
          </table:table-cell>
          <table:table-cell office:value-type="string">
            <text:p>Ieri</text:p>
          </table:table-cell>
          <table:table-cell office:value-type="string">
            <text:p>Yesterday</text:p>
          </table:table-cell>
          <table:table-cell/>
        </table:table-row>
        <table:table-row table:style-name="ro2">
          <table:table-cell office:value-type="string">
            <text:p>summary.toda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Today</text:p>
          </table:table-cell>
          <table:table-cell/>
        </table:table-row>
        <table:table-row table:style-name="ro2">
          <table:table-cell office:value-type="string">
            <text:p>summary.tomorrow</text:p>
          </table:table-cell>
          <table:table-cell office:value-type="string">
            <text:p>Demain</text:p>
          </table:table-cell>
          <table:table-cell office:value-type="string">
            <text:p>Domani</text:p>
          </table:table-cell>
          <table:table-cell office:value-type="string">
            <text:p>Tomorrow</text:p>
          </table:table-cell>
          <table:table-cell/>
        </table:table-row>
        <table:table-row table:style-name="ro2">
          <table:table-cell office:value-type="string">
            <text:p>summary.freerooms</text:p>
          </table:table-cell>
          <table:table-cell office:value-type="string">
            <text:p>Chambres libres :</text:p>
          </table:table-cell>
          <table:table-cell office:value-type="string">
            <text:p>Camere libere:</text:p>
          </table:table-cell>
          <table:table-cell office:value-type="string">
            <text:p>Free rooms:</text:p>
          </table:table-cell>
          <table:table-cell/>
        </table:table-row>
        <table:table-row table:style-name="ro2">
          <table:table-cell office:value-type="string">
            <text:p>summary.occupied</text:p>
          </table:table-cell>
          <table:table-cell office:value-type="string">
            <text:p>Chambres occupées :</text:p>
          </table:table-cell>
          <table:table-cell office:value-type="string">
            <text:p>Camere occupate:</text:p>
          </table:table-cell>
          <table:table-cell office:value-type="string">
            <text:p>Busy rooms</text:p>
          </table:table-cell>
          <table:table-cell/>
        </table:table-row>
        <table:table-row table:style-name="ro2">
          <table:table-cell office:value-type="string">
            <text:p>summary.totalclients</text:p>
          </table:table-cell>
          <table:table-cell office:value-type="string">
            <text:p>Clients dans l'hôtel :</text:p>
          </table:table-cell>
          <table:table-cell office:value-type="string">
            <text:p>Clienti presenti:</text:p>
          </table:table-cell>
          <table:table-cell office:value-type="string">
            <text:p>Customers in the hotel:</text:p>
          </table:table-cell>
          <table:table-cell/>
        </table:table-row>
        <table:table-row table:style-name="ro2">
          <table:table-cell office:value-type="string">
            <text:p>summary.occupancyratio</text:p>
          </table:table-cell>
          <table:table-cell office:value-type="string">
            <text:p>Taux d'occupation :</text:p>
          </table:table-cell>
          <table:table-cell office:value-type="string">
            <text:p>Tasso di occupazione:</text:p>
          </table:table-cell>
          <table:table-cell office:value-type="string">
            <text:p>Rate occupation:</text:p>
          </table:table-cell>
          <table:table-cell/>
        </table:table-row>
        <table:table-row table:style-name="ro2">
          <table:table-cell office:value-type="string">
            <text:p>summary.todayarrivals</text:p>
          </table:table-cell>
          <table:table-cell office:value-type="string">
            <text:p>Arrivées prévues aujourd'hui :</text:p>
          </table:table-cell>
          <table:table-cell office:value-type="string">
            <text:p>Arrivi previsti oggi:</text:p>
          </table:table-cell>
          <table:table-cell office:value-type="string">
            <text:p>Arrivals envisaged today:</text:p>
          </table:table-cell>
          <table:table-cell/>
        </table:table-row>
        <table:table-row table:style-name="ro2">
          <table:table-cell office:value-type="string">
            <text:p>summary.todaydepartures</text:p>
          </table:table-cell>
          <table:table-cell office:value-type="string">
            <text:p>Départs prévus aujourd'hui :</text:p>
          </table:table-cell>
          <table:table-cell office:value-type="string">
            <text:p>Partenze previste oggi:</text:p>
          </table:table-cell>
          <table:table-cell office:value-type="string">
            <text:p>Departures envisaged today:</text:p>
          </table:table-cell>
          <table:table-cell/>
        </table:table-row>
        <table:table-row table:style-name="ro2">
          <table:table-cell office:value-type="string">
            <text:p>main.title</text:p>
          </table:table-cell>
          <table:table-cell office:value-type="string">
            <text:p>LIGHTeasyGuest 1.01 - Gestion hôtelière : eZGuest </text:p>
          </table:table-cell>
          <table:table-cell table:style-name="ce3" office:value-type="string">
            <text:p>LIGHTeasyGuest 1.0 – Gestione albergo: eZGuest </text:p>
          </table:table-cell>
          <table:table-cell office:value-type="string">
            <text:p>LIGHTeasyGuest 1.01 – Hotel management: eZGuest </text:p>
          </table:table-cell>
          <table:table-cell/>
        </table:table-row>
        <table:table-row table:style-name="ro2">
          <table:table-cell office:value-type="string">
            <text:p>articles.code</text:p>
          </table:table-cell>
          <table:table-cell office:value-type="string">
            <text:p>Code :</text:p>
          </table:table-cell>
          <table:table-cell office:value-type="string">
            <text:p>Codice:</text:p>
          </table:table-cell>
          <table:table-cell office:value-type="string">
            <text:p>Code:</text:p>
          </table:table-cell>
          <table:table-cell/>
        </table:table-row>
        <table:table-row table:style-name="ro2">
          <table:table-cell office:value-type="string">
            <text:p>article.column.code</text:p>
          </table:table-cell>
          <table:table-cell office:value-type="string">
            <text:p>Code</text:p>
          </table:table-cell>
          <table:table-cell office:value-type="string">
            <text:p>Codice</text:p>
          </table:table-cell>
          <table:table-cell office:value-type="string">
            <text:p>Code</text:p>
          </table:table-cell>
          <table:table-cell/>
        </table:table-row>
        <table:table-row table:style-name="ro2">
          <table:table-cell office:value-type="string">
            <text:p>article.column.name</text:p>
          </table:table-cell>
          <table:table-cell office:value-type="string">
            <text:p>Description</text:p>
          </table:table-cell>
          <table:table-cell office:value-type="string">
            <text:p>Descrizione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2">
          <table:table-cell office:value-type="string">
            <text:p>article.column.price</text:p>
          </table:table-cell>
          <table:table-cell office:value-type="string">
            <text:p>Prix</text:p>
          </table:table-cell>
          <table:table-cell office:value-type="string">
            <text:p>Costo</text:p>
          </table:table-cell>
          <table:table-cell office:value-type="string">
            <text:p>Price</text:p>
          </table:table-cell>
          <table:table-cell/>
        </table:table-row>
        <table:table-row table:style-name="ro2">
          <table:table-cell office:value-type="string">
            <text:p>day-of-week.1</text:p>
          </table:table-cell>
          <table:table-cell office:value-type="string">
            <text:p>dimanche</text:p>
          </table:table-cell>
          <table:table-cell office:value-type="string">
            <text:p>domenica</text:p>
          </table:table-cell>
          <table:table-cell office:value-type="string">
            <text:p>Sunday</text:p>
          </table:table-cell>
          <table:table-cell/>
        </table:table-row>
        <table:table-row table:style-name="ro2">
          <table:table-cell office:value-type="string">
            <text:p>day-of-week.2</text:p>
          </table:table-cell>
          <table:table-cell office:value-type="string">
            <text:p>lundi</text:p>
          </table:table-cell>
          <table:table-cell office:value-type="string">
            <text:p>lunedì</text:p>
          </table:table-cell>
          <table:table-cell office:value-type="string">
            <text:p>Monday</text:p>
          </table:table-cell>
          <table:table-cell/>
        </table:table-row>
        <table:table-row table:style-name="ro2">
          <table:table-cell office:value-type="string">
            <text:p>day-of-week.3</text:p>
          </table:table-cell>
          <table:table-cell office:value-type="string">
            <text:p>mardi</text:p>
          </table:table-cell>
          <table:table-cell office:value-type="string">
            <text:p>martedì</text:p>
          </table:table-cell>
          <table:table-cell office:value-type="string">
            <text:p>Tuesday</text:p>
          </table:table-cell>
          <table:table-cell/>
        </table:table-row>
        <table:table-row table:style-name="ro2">
          <table:table-cell office:value-type="string">
            <text:p>day-of-week.4</text:p>
          </table:table-cell>
          <table:table-cell office:value-type="string">
            <text:p>mercredi</text:p>
          </table:table-cell>
          <table:table-cell office:value-type="string">
            <text:p>mercoledì</text:p>
          </table:table-cell>
          <table:table-cell office:value-type="string">
            <text:p>Wenesday</text:p>
          </table:table-cell>
          <table:table-cell/>
        </table:table-row>
        <table:table-row table:style-name="ro3">
          <table:table-cell office:value-type="string">
            <text:p>day-of-week.5</text:p>
          </table:table-cell>
          <table:table-cell office:value-type="string">
            <text:p>jeudi</text:p>
          </table:table-cell>
          <table:table-cell office:value-type="string">
            <text:p>giovedì</text:p>
          </table:table-cell>
          <table:table-cell office:value-type="string">
            <text:p>Thursday</text:p>
          </table:table-cell>
          <table:table-cell/>
        </table:table-row>
        <table:table-row table:style-name="ro3">
          <table:table-cell office:value-type="string">
            <text:p>day-of-week.6</text:p>
          </table:table-cell>
          <table:table-cell office:value-type="string">
            <text:p>vendredi</text:p>
          </table:table-cell>
          <table:table-cell office:value-type="string">
            <text:p>venerdì</text:p>
          </table:table-cell>
          <table:table-cell office:value-type="string">
            <text:p>Friday</text:p>
          </table:table-cell>
          <table:table-cell/>
        </table:table-row>
        <table:table-row table:style-name="ro3">
          <table:table-cell office:value-type="string">
            <text:p>day-of-week.7</text:p>
          </table:table-cell>
          <table:table-cell office:value-type="string">
            <text:p>samedi</text:p>
          </table:table-cell>
          <table:table-cell office:value-type="string">
            <text:p>sabato</text:p>
          </table:table-cell>
          <table:table-cell office:value-type="string">
            <text:p>Saturday</text:p>
          </table:table-cell>
          <table:table-cell/>
        </table:table-row>
        <table:table-row table:style-name="ro3">
          <table:table-cell office:value-type="string">
            <text:p>month.0</text:p>
          </table:table-cell>
          <table:table-cell office:value-type="string">
            <text:p>janvier</text:p>
          </table:table-cell>
          <table:table-cell office:value-type="string">
            <text:p>gennaio</text:p>
          </table:table-cell>
          <table:table-cell office:value-type="string">
            <text:p>January</text:p>
          </table:table-cell>
          <table:table-cell/>
        </table:table-row>
        <table:table-row table:style-name="ro3">
          <table:table-cell office:value-type="string">
            <text:p>month.1</text:p>
          </table:table-cell>
          <table:table-cell office:value-type="string">
            <text:p>février</text:p>
          </table:table-cell>
          <table:table-cell office:value-type="string">
            <text:p>febbraio</text:p>
          </table:table-cell>
          <table:table-cell office:value-type="string">
            <text:p>Febrary</text:p>
          </table:table-cell>
          <table:table-cell/>
        </table:table-row>
        <table:table-row table:style-name="ro3">
          <table:table-cell office:value-type="string">
            <text:p>month.2</text:p>
          </table:table-cell>
          <table:table-cell office:value-type="string">
            <text:p>mars</text:p>
          </table:table-cell>
          <table:table-cell office:value-type="string">
            <text:p>marzo</text:p>
          </table:table-cell>
          <table:table-cell office:value-type="string">
            <text:p>March</text:p>
          </table:table-cell>
          <table:table-cell/>
        </table:table-row>
        <table:table-row table:style-name="ro3">
          <table:table-cell office:value-type="string">
            <text:p>month.3</text:p>
          </table:table-cell>
          <table:table-cell office:value-type="string">
            <text:p>avril</text:p>
          </table:table-cell>
          <table:table-cell office:value-type="string">
            <text:p>aprile</text:p>
          </table:table-cell>
          <table:table-cell office:value-type="string">
            <text:p>April</text:p>
          </table:table-cell>
          <table:table-cell/>
        </table:table-row>
        <table:table-row table:style-name="ro3">
          <table:table-cell office:value-type="string">
            <text:p>month.4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May</text:p>
          </table:table-cell>
          <table:table-cell/>
        </table:table-row>
        <table:table-row table:style-name="ro3">
          <table:table-cell office:value-type="string">
            <text:p>month.5</text:p>
          </table:table-cell>
          <table:table-cell office:value-type="string">
            <text:p>juin</text:p>
          </table:table-cell>
          <table:table-cell office:value-type="string">
            <text:p>giugno</text:p>
          </table:table-cell>
          <table:table-cell office:value-type="string">
            <text:p>June</text:p>
          </table:table-cell>
          <table:table-cell/>
        </table:table-row>
        <table:table-row table:style-name="ro3">
          <table:table-cell office:value-type="string">
            <text:p>month.6</text:p>
          </table:table-cell>
          <table:table-cell office:value-type="string">
            <text:p>juillet</text:p>
          </table:table-cell>
          <table:table-cell office:value-type="string">
            <text:p>luglio</text:p>
          </table:table-cell>
          <table:table-cell office:value-type="string">
            <text:p>July</text:p>
          </table:table-cell>
          <table:table-cell/>
        </table:table-row>
        <table:table-row table:style-name="ro3">
          <table:table-cell office:value-type="string">
            <text:p>month.7</text:p>
          </table:table-cell>
          <table:table-cell table:style-name="Default" office:value-type="string">
            <text:p>août</text:p>
          </table:table-cell>
          <table:table-cell office:value-type="string">
            <text:p>agosto</text:p>
          </table:table-cell>
          <table:table-cell office:value-type="string">
            <text:p>August</text:p>
          </table:table-cell>
          <table:table-cell/>
        </table:table-row>
        <table:table-row table:style-name="ro2">
          <table:table-cell office:value-type="string">
            <text:p>month.8</text:p>
          </table:table-cell>
          <table:table-cell office:value-type="string">
            <text:p>septembre</text:p>
          </table:table-cell>
          <table:table-cell office:value-type="string">
            <text:p>settembre</text:p>
          </table:table-cell>
          <table:table-cell office:value-type="string">
            <text:p>September</text:p>
          </table:table-cell>
          <table:table-cell/>
        </table:table-row>
        <table:table-row table:style-name="ro2">
          <table:table-cell office:value-type="string">
            <text:p>month.9</text:p>
          </table:table-cell>
          <table:table-cell office:value-type="string">
            <text:p>octobre</text:p>
          </table:table-cell>
          <table:table-cell office:value-type="string">
            <text:p>ottobre</text:p>
          </table:table-cell>
          <table:table-cell office:value-type="string">
            <text:p>October</text:p>
          </table:table-cell>
          <table:table-cell/>
        </table:table-row>
        <table:table-row table:style-name="ro2">
          <table:table-cell office:value-type="string">
            <text:p>month.10</text:p>
          </table:table-cell>
          <table:table-cell table:number-columns-repeated="2" office:value-type="string">
            <text:p>novembre</text:p>
          </table:table-cell>
          <table:table-cell office:value-type="string">
            <text:p>November</text:p>
          </table:table-cell>
          <table:table-cell/>
        </table:table-row>
        <table:table-row table:style-name="ro2">
          <table:table-cell office:value-type="string">
            <text:p>month.11</text:p>
          </table:table-cell>
          <table:table-cell office:value-type="string">
            <text:p>décembre</text:p>
          </table:table-cell>
          <table:table-cell office:value-type="string">
            <text:p>dicembre</text:p>
          </table:table-cell>
          <table:table-cell office:value-type="string">
            <text:p>December</text:p>
          </table:table-cell>
          <table:table-cell/>
        </table:table-row>
        <table:table-row table:style-name="ro2">
          <table:table-cell office:value-type="string">
            <text:p>main.tab.tariffs</text:p>
          </table:table-cell>
          <table:table-cell office:value-type="string">
            <text:p>Tarifs</text:p>
          </table:table-cell>
          <table:table-cell office:value-type="string">
            <text:p>Tariffe</text:p>
          </table:table-cell>
          <table:table-cell office:value-type="string">
            <text:p>Tariffs</text:p>
          </table:table-cell>
          <table:table-cell/>
        </table:table-row>
        <table:table-row table:style-name="ro2">
          <table:table-cell office:value-type="string">
            <text:p>main.tab.rooms</text:p>
          </table:table-cell>
          <table:table-cell office:value-type="string">
            <text:p>Chambres</text:p>
          </table:table-cell>
          <table:table-cell office:value-type="string">
            <text:p>Camere</text:p>
          </table:table-cell>
          <table:table-cell office:value-type="string">
            <text:p>Rooms</text:p>
          </table:table-cell>
          <table:table-cell/>
        </table:table-row>
        <table:table-row table:style-name="ro2">
          <table:table-cell office:value-type="string">
            <text:p>tariffperiod.column.nam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ame:</text:p>
          </table:table-cell>
          <table:table-cell/>
        </table:table-row>
        <table:table-row table:style-name="ro1">
          <table:table-cell office:value-type="string">
            <text:p>tariffperiod.column.factor</text:p>
          </table:table-cell>
          <table:table-cell office:value-type="string">
            <text:p>Majoration</text:p>
          </table:table-cell>
          <table:table-cell office:value-type="string">
            <text:p>Maggiorazione</text:p>
          </table:table-cell>
          <table:table-cell table:number-columns-repeated="2"/>
        </table:table-row>
        <table:table-row table:style-name="ro2">
          <table:table-cell office:value-type="string">
            <text:p>tariffperiod.column.color</text:p>
          </table:table-cell>
          <table:table-cell office:value-type="string">
            <text:p>Couleur</text:p>
          </table:table-cell>
          <table:table-cell office:value-type="string">
            <text:p>Colore</text:p>
          </table:table-cell>
          <table:table-cell office:value-type="string">
            <text:p>Color</text:p>
          </table:table-cell>
          <table:table-cell/>
        </table:table-row>
        <table:table-row table:style-name="ro2">
          <table:table-cell office:value-type="string">
            <text:p>period.column.fromdate</text:p>
          </table:table-cell>
          <table:table-cell office:value-type="string">
            <text:p>Date début</text:p>
          </table:table-cell>
          <table:table-cell office:value-type="string">
            <text:p>Data di inizio</text:p>
          </table:table-cell>
          <table:table-cell office:value-type="string">
            <text:p>Date beginning</text:p>
          </table:table-cell>
          <table:table-cell/>
        </table:table-row>
        <table:table-row table:style-name="ro2">
          <table:table-cell office:value-type="string">
            <text:p>period.column.todate</text:p>
          </table:table-cell>
          <table:table-cell office:value-type="string">
            <text:p>Date fin</text:p>
          </table:table-cell>
          <table:table-cell office:value-type="string">
            <text:p>Data fine</text:p>
          </table:table-cell>
          <table:table-cell office:value-type="string">
            <text:p>Date end</text:p>
          </table:table-cell>
          <table:table-cell/>
        </table:table-row>
        <table:table-row table:style-name="ro2">
          <table:table-cell office:value-type="string">
            <text:p>period.column.tariff</text:p>
          </table:table-cell>
          <table:table-cell office:value-type="string">
            <text:p>Tarifs</text:p>
          </table:table-cell>
          <table:table-cell office:value-type="string">
            <text:p>Tariffe</text:p>
          </table:table-cell>
          <table:table-cell office:value-type="string">
            <text:p>Tariffs</text:p>
          </table:table-cell>
          <table:table-cell/>
        </table:table-row>
        <table:table-row table:style-name="ro2">
          <table:table-cell office:value-type="string">
            <text:p>roomtype.column.nam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ame:</text:p>
          </table:table-cell>
          <table:table-cell/>
        </table:table-row>
        <table:table-row table:style-name="ro2">
          <table:table-cell office:value-type="string">
            <text:p>roomtype.column.price</text:p>
          </table:table-cell>
          <table:table-cell office:value-type="string">
            <text:p>Prix</text:p>
          </table:table-cell>
          <table:table-cell office:value-type="string">
            <text:p>Prezzo</text:p>
          </table:table-cell>
          <table:table-cell office:value-type="string">
            <text:p>Price</text:p>
          </table:table-cell>
          <table:table-cell/>
        </table:table-row>
        <table:table-row table:style-name="ro2">
          <table:table-cell office:value-type="string">
            <text:p>roomtype.column.elements</text:p>
          </table:table-cell>
          <table:table-cell office:value-type="string">
            <text:p>Élements</text:p>
          </table:table-cell>
          <table:table-cell office:value-type="string">
            <text:p>Elementi</text:p>
          </table:table-cell>
          <table:table-cell office:value-type="string">
            <text:p>Elements</text:p>
          </table:table-cell>
          <table:table-cell/>
        </table:table-row>
        <table:table-row table:style-name="ro2">
          <table:table-cell office:value-type="string">
            <text:p>room.column.number</text:p>
          </table:table-cell>
          <table:table-cell office:value-type="string">
            <text:p>Numéro</text:p>
          </table:table-cell>
          <table:table-cell office:value-type="string">
            <text:p>Numero</text:p>
          </table:table-cell>
          <table:table-cell office:value-type="string">
            <text:p>Number</text:p>
          </table:table-cell>
          <table:table-cell/>
        </table:table-row>
        <table:table-row table:style-name="ro2">
          <table:table-cell office:value-type="string">
            <text:p>room.column.type</text:p>
          </table:table-cell>
          <table:table-cell office:value-type="string">
            <text:p>Type</text:p>
          </table:table-cell>
          <table:table-cell office:value-type="string">
            <text:p>Tipo</text:p>
          </table:table-cell>
          <table:table-cell office:value-type="string">
            <text:p>Type</text:p>
          </table:table-cell>
          <table:table-cell/>
        </table:table-row>
        <table:table-row table:style-name="ro2">
          <table:table-cell office:value-type="string">
            <text:p>dialog.reservation.private</text:p>
          </table:table-cell>
          <table:table-cell office:value-type="string">
            <text:p>Particulier</text:p>
          </table:table-cell>
          <table:table-cell office:value-type="string">
            <text:p>Specifiche</text:p>
          </table:table-cell>
          <table:table-cell office:value-type="string">
            <text:p>Individual</text:p>
          </table:table-cell>
          <table:table-cell/>
        </table:table-row>
        <table:table-row table:style-name="ro2">
          <table:table-cell office:value-type="string">
            <text:p>dialog.reservation.company</text:p>
          </table:table-cell>
          <table:table-cell office:value-type="string">
            <text:p>Société</text:p>
          </table:table-cell>
          <table:table-cell office:value-type="string">
            <text:p>Ditta</text:p>
          </table:table-cell>
          <table:table-cell office:value-type="string">
            <text:p>Company</text:p>
          </table:table-cell>
          <table:table-cell/>
        </table:table-row>
        <table:table-row table:style-name="ro2">
          <table:table-cell office:value-type="string">
            <text:p>dialog.reservation.name</text:p>
          </table:table-cell>
          <table:table-cell office:value-type="string">
            <text:p>Nom</text:p>
          </table:table-cell>
          <table:table-cell office:value-type="string">
            <text:p>Cognome</text:p>
          </table:table-cell>
          <table:table-cell office:value-type="string">
            <text:p>Surname</text:p>
          </table:table-cell>
          <table:table-cell/>
        </table:table-row>
        <table:table-row table:style-name="ro2">
          <table:table-cell office:value-type="string">
            <text:p>dialog.reservation.firstname</text:p>
          </table:table-cell>
          <table:table-cell office:value-type="string">
            <text:p>Prénom</text:p>
          </table:table-cell>
          <table:table-cell office:value-type="string">
            <text:p>Nome</text:p>
          </table:table-cell>
          <table:table-cell office:value-type="string">
            <text:p>Forname</text:p>
          </table:table-cell>
          <table:table-cell/>
        </table:table-row>
        <table:table-row table:style-name="ro2">
          <table:table-cell office:value-type="string">
            <text:p>dialog.reservation.zip</text:p>
          </table:table-cell>
          <table:table-cell office:value-type="string">
            <text:p>CP</text:p>
          </table:table-cell>
          <table:table-cell office:value-type="string">
            <text:p>CAP</text:p>
          </table:table-cell>
          <table:table-cell office:value-type="string">
            <text:p>ZIP</text:p>
          </table:table-cell>
          <table:table-cell/>
        </table:table-row>
        <table:table-row table:style-name="ro2">
          <table:table-cell office:value-type="string">
            <text:p>dialog.reservation.city</text:p>
          </table:table-cell>
          <table:table-cell office:value-type="string">
            <text:p>Ville</text:p>
          </table:table-cell>
          <table:table-cell office:value-type="string">
            <text:p>Comune</text:p>
          </table:table-cell>
          <table:table-cell office:value-type="string">
            <text:p>City</text:p>
          </table:table-cell>
          <table:table-cell/>
        </table:table-row>
        <table:table-row table:style-name="ro2">
          <table:table-cell office:value-type="string">
            <text:p>dialog.reservation.state</text:p>
          </table:table-cell>
          <table:table-cell office:value-type="string">
            <text:p>Département</text:p>
          </table:table-cell>
          <table:table-cell office:value-type="string">
            <text:p>Provincia</text:p>
          </table:table-cell>
          <table:table-cell office:value-type="string">
            <text:p>Region</text:p>
          </table:table-cell>
          <table:table-cell/>
        </table:table-row>
        <table:table-row table:style-name="ro2">
          <table:table-cell office:value-type="string">
            <text:p>dialog.reservation.country</text:p>
          </table:table-cell>
          <table:table-cell office:value-type="string">
            <text:p>Pays</text:p>
          </table:table-cell>
          <table:table-cell office:value-type="string">
            <text:p>Stato</text:p>
          </table:table-cell>
          <table:table-cell office:value-type="string">
            <text:p>Country</text:p>
          </table:table-cell>
          <table:table-cell/>
        </table:table-row>
        <table:table-row table:style-name="ro2">
          <table:table-cell office:value-type="string">
            <text:p>dialog.reservation.email</text:p>
          </table:table-cell>
          <table:table-cell office:value-type="string">
            <text:p>Courriel</text:p>
          </table:table-cell>
          <table:table-cell office:value-type="string">
            <text:p>E-Mail</text:p>
          </table:table-cell>
          <table:table-cell office:value-type="string">
            <text:p>Email</text:p>
          </table:table-cell>
          <table:table-cell/>
        </table:table-row>
        <table:table-row table:style-name="ro2">
          <table:table-cell office:value-type="string">
            <text:p>dialog.reservation.telephone</text:p>
          </table:table-cell>
          <table:table-cell office:value-type="string">
            <text:p>Téléphone</text:p>
          </table:table-cell>
          <table:table-cell office:value-type="string">
            <text:p>Telefono</text:p>
          </table:table-cell>
          <table:table-cell office:value-type="string">
            <text:p>Phone</text:p>
          </table:table-cell>
          <table:table-cell/>
        </table:table-row>
        <table:table-row table:style-name="ro2">
          <table:table-cell office:value-type="string">
            <text:p>dialog.reservation.fax</text:p>
          </table:table-cell>
          <table:table-cell office:value-type="string">
            <text:p>Télécopie</text:p>
          </table:table-cell>
          <table:table-cell table:number-columns-repeated="2" office:value-type="string">
            <text:p>Fax</text:p>
          </table:table-cell>
          <table:table-cell/>
        </table:table-row>
        <table:table-row table:style-name="ro2">
          <table:table-cell office:value-type="string">
            <text:p>dialog.reservation.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2">
          <table:table-cell office:value-type="string">
            <text:p>dialog.reservation.reset</text:p>
          </table:table-cell>
          <table:table-cell office:value-type="string">
            <text:p>Effacer</text:p>
          </table:table-cell>
          <table:table-cell office:value-type="string">
            <text:p>Azzera</text:p>
          </table:table-cell>
          <table:table-cell office:value-type="string">
            <text:p>Delete</text:p>
          </table:table-cell>
          <table:table-cell/>
        </table:table-row>
        <table:table-row table:style-name="ro2">
          <table:table-cell office:value-type="string">
            <text:p>dialog.reservation.cancel</text:p>
          </table:table-cell>
          <table:table-cell office:value-type="string">
            <text:p>Annuler</text:p>
          </table:table-cell>
          <table:table-cell office:value-type="string">
            <text:p>Annulla</text:p>
          </table:table-cell>
          <table:table-cell office:value-type="string">
            <text:p>Cancel</text:p>
          </table:table-cell>
          <table:table-cell/>
        </table:table-row>
        <table:table-row table:style-name="ro2">
          <table:table-cell office:value-type="string">
            <text:p>dialog.reservation.title</text:p>
          </table:table-cell>
          <table:table-cell office:value-type="string">
            <text:p>Réservation de chambre</text:p>
          </table:table-cell>
          <table:table-cell office:value-type="string">
            <text:p>Prenotazione camera</text:p>
          </table:table-cell>
          <table:table-cell office:value-type="string">
            <text:p>Reservation room</text:p>
          </table:table-cell>
          <table:table-cell/>
        </table:table-row>
        <table:table-row table:style-name="ro2">
          <table:table-cell office:value-type="string">
            <text:p>map.button.calendar.nextday</text:p>
          </table:table-cell>
          <table:table-cell office:value-type="string">
            <text:p>Jour suivant</text:p>
          </table:table-cell>
          <table:table-cell office:value-type="string">
            <text:p>Giorno successivo</text:p>
          </table:table-cell>
          <table:table-cell office:value-type="string">
            <text:p>Next day</text:p>
          </table:table-cell>
          <table:table-cell/>
        </table:table-row>
        <table:table-row table:style-name="ro2">
          <table:table-cell office:value-type="string">
            <text:p>map.button.calendar.backmonth</text:p>
          </table:table-cell>
          <table:table-cell office:value-type="string">
            <text:p>Mois précédent</text:p>
          </table:table-cell>
          <table:table-cell office:value-type="string">
            <text:p>Mese precedente</text:p>
          </table:table-cell>
          <table:table-cell office:value-type="string">
            <text:p>Previous month</text:p>
          </table:table-cell>
          <table:table-cell/>
        </table:table-row>
        <table:table-row table:style-name="ro2">
          <table:table-cell office:value-type="string">
            <text:p>map.button.calendar.backday</text:p>
          </table:table-cell>
          <table:table-cell office:value-type="string">
            <text:p>Jour précédent</text:p>
          </table:table-cell>
          <table:table-cell office:value-type="string">
            <text:p>Giorno precedente</text:p>
          </table:table-cell>
          <table:table-cell office:value-type="string">
            <text:p>Previous day</text:p>
          </table:table-cell>
          <table:table-cell/>
        </table:table-row>
        <table:table-row table:style-name="ro2">
          <table:table-cell office:value-type="string">
            <text:p>dialog.reservation.address</text:p>
          </table:table-cell>
          <table:table-cell office:value-type="string">
            <text:p>Adresse</text:p>
          </table:table-cell>
          <table:table-cell office:value-type="string">
            <text:p>Indirizzo</text:p>
          </table:table-cell>
          <table:table-cell office:value-type="string">
            <text:p>Address</text:p>
          </table:table-cell>
          <table:table-cell/>
        </table:table-row>
        <table:table-row table:style-name="ro2">
          <table:table-cell office:value-type="string">
            <text:p>dialog.reservation.titleperson</text:p>
          </table:table-cell>
          <table:table-cell office:value-type="string">
            <text:p>Titre</text:p>
          </table:table-cell>
          <table:table-cell office:value-type="string">
            <text:p>Titolo*</text:p>
          </table:table-cell>
          <table:table-cell office:value-type="string">
            <text:p>Title</text:p>
          </table:table-cell>
          <table:table-cell/>
        </table:table-row>
        <table:table-row table:style-name="ro2">
          <table:table-cell office:value-type="string">
            <text:p>dialog.reservation.mobile</text:p>
          </table:table-cell>
          <table:table-cell office:value-type="string">
            <text:p>Mobile</text:p>
          </table:table-cell>
          <table:table-cell office:value-type="string">
            <text:p>Cellulare</text:p>
          </table:table-cell>
          <table:table-cell office:value-type="string">
            <text:p>Mobile</text:p>
          </table:table-cell>
          <table:table-cell/>
        </table:table-row>
        <table:table-row table:style-name="ro2">
          <table:table-cell office:value-type="string">
            <text:p>dialog.reservation.fromdate</text:p>
          </table:table-cell>
          <table:table-cell office:value-type="string">
            <text:p>Date d'arrivée</text:p>
          </table:table-cell>
          <table:table-cell office:value-type="string">
            <text:p>Data di arrivo</text:p>
          </table:table-cell>
          <table:table-cell office:value-type="string">
            <text:p>Date of arrival</text:p>
          </table:table-cell>
          <table:table-cell/>
        </table:table-row>
        <table:table-row table:style-name="ro2">
          <table:table-cell office:value-type="string">
            <text:p>dialog.reservation.todate</text:p>
          </table:table-cell>
          <table:table-cell office:value-type="string">
            <text:p>Date de départ</text:p>
          </table:table-cell>
          <table:table-cell office:value-type="string">
            <text:p>Data partenza</text:p>
          </table:table-cell>
          <table:table-cell office:value-type="string">
            <text:p>Departure date</text:p>
          </table:table-cell>
          <table:table-cell/>
        </table:table-row>
        <table:table-row table:style-name="ro2">
          <table:table-cell office:value-type="string">
            <text:p>dialog.reservation.hotel</text:p>
          </table:table-cell>
          <table:table-cell office:value-type="string">
            <text:p>Hôtel</text:p>
          </table:table-cell>
          <table:table-cell office:value-type="string">
            <text:p>Albergo</text:p>
          </table:table-cell>
          <table:table-cell office:value-type="string">
            <text:p>Hotel</text:p>
          </table:table-cell>
          <table:table-cell/>
        </table:table-row>
        <table:table-row table:style-name="ro2">
          <table:table-cell office:value-type="string">
            <text:p>dialog.reservation.room</text:p>
          </table:table-cell>
          <table:table-cell office:value-type="string">
            <text:p>Chambre</text:p>
          </table:table-cell>
          <table:table-cell office:value-type="string">
            <text:p>Camera</text:p>
          </table:table-cell>
          <table:table-cell office:value-type="string">
            <text:p>Room</text:p>
          </table:table-cell>
          <table:table-cell/>
        </table:table-row>
        <table:table-row table:style-name="ro2">
          <table:table-cell office:value-type="string">
            <text:p>dialog.reservation.titleperson.1</text:p>
          </table:table-cell>
          <table:table-cell office:value-type="string">
            <text:p>Mademoiselle</text:p>
          </table:table-cell>
          <table:table-cell office:value-type="string">
            <text:p>Signorina</text:p>
          </table:table-cell>
          <table:table-cell office:value-type="string">
            <text:p>Miss</text:p>
          </table:table-cell>
          <table:table-cell/>
        </table:table-row>
        <table:table-row table:style-name="ro2">
          <table:table-cell office:value-type="string">
            <text:p>dialog.reservation.titleperson.2</text:p>
          </table:table-cell>
          <table:table-cell office:value-type="string">
            <text:p>Madame</text:p>
          </table:table-cell>
          <table:table-cell office:value-type="string">
            <text:p>Signora</text:p>
          </table:table-cell>
          <table:table-cell office:value-type="string">
            <text:p>Madam</text:p>
          </table:table-cell>
          <table:table-cell/>
        </table:table-row>
        <table:table-row table:style-name="ro2">
          <table:table-cell office:value-type="string">
            <text:p>dialog.reservation.titleperson.3</text:p>
          </table:table-cell>
          <table:table-cell office:value-type="string">
            <text:p>Monsieur</text:p>
          </table:table-cell>
          <table:table-cell office:value-type="string">
            <text:p>Signore</text:p>
          </table:table-cell>
          <table:table-cell office:value-type="string">
            <text:p>Mister</text:p>
          </table:table-cell>
          <table:table-cell/>
        </table:table-row>
        <table:table-row table:style-name="ro2">
          <table:table-cell office:value-type="string">
            <text:p>country.1</text:p>
          </table:table-cell>
          <table:table-cell office:value-type="string">
            <text:p>Allemagne</text:p>
          </table:table-cell>
          <table:table-cell office:value-type="string">
            <text:p>Germania</text:p>
          </table:table-cell>
          <table:table-cell office:value-type="string">
            <text:p>German</text:p>
          </table:table-cell>
          <table:table-cell/>
        </table:table-row>
        <table:table-row table:style-name="ro1">
          <table:table-cell office:value-type="string">
            <text:p>country.2</text:p>
          </table:table-cell>
          <table:table-cell office:value-type="string">
            <text:p>Andore</text:p>
          </table:table-cell>
          <table:table-cell office:value-type="string">
            <text:p>Andora</text:p>
          </table:table-cell>
          <table:table-cell table:number-columns-repeated="2"/>
        </table:table-row>
        <table:table-row table:style-name="ro1">
          <table:table-cell office:value-type="string">
            <text:p>country.3</text:p>
          </table:table-cell>
          <table:table-cell office:value-type="string">
            <text:p>Autriche</text:p>
          </table:table-cell>
          <table:table-cell office:value-type="string">
            <text:p>Austria</text:p>
          </table:table-cell>
          <table:table-cell table:number-columns-repeated="2"/>
        </table:table-row>
        <table:table-row table:style-name="ro1">
          <table:table-cell office:value-type="string">
            <text:p>country.4</text:p>
          </table:table-cell>
          <table:table-cell office:value-type="string">
            <text:p>Belgique</text:p>
          </table:table-cell>
          <table:table-cell office:value-type="string">
            <text:p>Belgio</text:p>
          </table:table-cell>
          <table:table-cell table:number-columns-repeated="2"/>
        </table:table-row>
        <table:table-row table:style-name="ro1">
          <table:table-cell office:value-type="string">
            <text:p>country.5</text:p>
          </table:table-cell>
          <table:table-cell office:value-type="string">
            <text:p>Bulgarie</text:p>
          </table:table-cell>
          <table:table-cell office:value-type="string">
            <text:p>Bulgaria</text:p>
          </table:table-cell>
          <table:table-cell table:number-columns-repeated="2"/>
        </table:table-row>
        <table:table-row table:style-name="ro1">
          <table:table-cell office:value-type="string">
            <text:p>country.6</text:p>
          </table:table-cell>
          <table:table-cell office:value-type="string">
            <text:p>Danemark</text:p>
          </table:table-cell>
          <table:table-cell office:value-type="string">
            <text:p>Danimarca</text:p>
          </table:table-cell>
          <table:table-cell table:number-columns-repeated="2"/>
        </table:table-row>
        <table:table-row table:style-name="ro1">
          <table:table-cell office:value-type="string">
            <text:p>country.7</text:p>
          </table:table-cell>
          <table:table-cell office:value-type="string">
            <text:p>Espagne</text:p>
          </table:table-cell>
          <table:table-cell office:value-type="string">
            <text:p>Spagna</text:p>
          </table:table-cell>
          <table:table-cell table:number-columns-repeated="2"/>
        </table:table-row>
        <table:table-row table:style-name="ro1">
          <table:table-cell office:value-type="string">
            <text:p>country.8</text:p>
          </table:table-cell>
          <table:table-cell office:value-type="string">
            <text:p>Estonie</text:p>
          </table:table-cell>
          <table:table-cell office:value-type="string">
            <text:p>Estonia</text:p>
          </table:table-cell>
          <table:table-cell table:number-columns-repeated="2"/>
        </table:table-row>
        <table:table-row table:style-name="ro1">
          <table:table-cell office:value-type="string">
            <text:p>country.9</text:p>
          </table:table-cell>
          <table:table-cell office:value-type="string">
            <text:p>Finlande</text:p>
          </table:table-cell>
          <table:table-cell office:value-type="string">
            <text:p>Finlandia</text:p>
          </table:table-cell>
          <table:table-cell table:number-columns-repeated="2"/>
        </table:table-row>
        <table:table-row table:style-name="ro2">
          <table:table-cell office:value-type="string">
            <text:p>country.10</text:p>
          </table:table-cell>
          <table:table-cell office:value-type="string">
            <text:p>France</text:p>
          </table:table-cell>
          <table:table-cell office:value-type="string">
            <text:p>Francia</text:p>
          </table:table-cell>
          <table:table-cell office:value-type="string">
            <text:p>French</text:p>
          </table:table-cell>
          <table:table-cell/>
        </table:table-row>
        <table:table-row table:style-name="ro2">
          <table:table-cell office:value-type="string">
            <text:p>country.11</text:p>
          </table:table-cell>
          <table:table-cell office:value-type="string">
            <text:p>France DOM-TOM</text:p>
          </table:table-cell>
          <table:table-cell office:value-type="string">
            <text:p>Francia DOM-TOM</text:p>
          </table:table-cell>
          <table:table-cell office:value-type="string">
            <text:p>French DOM-TOM</text:p>
          </table:table-cell>
          <table:table-cell/>
        </table:table-row>
        <table:table-row table:style-name="ro1">
          <table:table-cell office:value-type="string">
            <text:p>country.12</text:p>
          </table:table-cell>
          <table:table-cell office:value-type="string">
            <text:p>Grèce</text:p>
          </table:table-cell>
          <table:table-cell office:value-type="string">
            <text:p>Grecia</text:p>
          </table:table-cell>
          <table:table-cell table:number-columns-repeated="2"/>
        </table:table-row>
        <table:table-row table:style-name="ro1">
          <table:table-cell office:value-type="string">
            <text:p>country.13</text:p>
          </table:table-cell>
          <table:table-cell office:value-type="string">
            <text:p>Hongrie</text:p>
          </table:table-cell>
          <table:table-cell office:value-type="string">
            <text:p>Ungheria</text:p>
          </table:table-cell>
          <table:table-cell table:number-columns-repeated="2"/>
        </table:table-row>
        <table:table-row table:style-name="ro2">
          <table:table-cell office:value-type="string">
            <text:p>country.14</text:p>
          </table:table-cell>
          <table:table-cell office:value-type="string">
            <text:p>Italie</text:p>
          </table:table-cell>
          <table:table-cell office:value-type="string">
            <text:p>Italia</text:p>
          </table:table-cell>
          <table:table-cell office:value-type="string">
            <text:p>Italy</text:p>
          </table:table-cell>
          <table:table-cell/>
        </table:table-row>
        <table:table-row table:style-name="ro2">
          <table:table-cell office:value-type="string">
            <text:p>country.15</text:p>
          </table:table-cell>
          <table:table-cell office:value-type="string">
            <text:p>Irlande</text:p>
          </table:table-cell>
          <table:table-cell office:value-type="string">
            <text:p>Irlanda</text:p>
          </table:table-cell>
          <table:table-cell office:value-type="string">
            <text:p>Irland</text:p>
          </table:table-cell>
          <table:table-cell/>
        </table:table-row>
        <table:table-row table:style-name="ro2">
          <table:table-cell office:value-type="string">
            <text:p>country.16</text:p>
          </table:table-cell>
          <table:table-cell office:value-type="string">
            <text:p>Islande</text:p>
          </table:table-cell>
          <table:table-cell office:value-type="string">
            <text:p>Islanda</text:p>
          </table:table-cell>
          <table:table-cell office:value-type="string">
            <text:p>Island</text:p>
          </table:table-cell>
          <table:table-cell/>
        </table:table-row>
        <table:table-row table:style-name="ro1">
          <table:table-cell office:value-type="string">
            <text:p>country.17</text:p>
          </table:table-cell>
          <table:table-cell office:value-type="string">
            <text:p>Liechtenstein</text:p>
          </table:table-cell>
          <table:table-cell table:style-name="ce3" office:value-type="string">
            <text:p>Liechtenstein</text:p>
          </table:table-cell>
          <table:table-cell table:number-columns-repeated="2"/>
        </table:table-row>
        <table:table-row table:style-name="ro1">
          <table:table-cell office:value-type="string">
            <text:p>country.18</text:p>
          </table:table-cell>
          <table:table-cell office:value-type="string">
            <text:p>Lettonie</text:p>
          </table:table-cell>
          <table:table-cell office:value-type="string">
            <text:p>Lettonia</text:p>
          </table:table-cell>
          <table:table-cell table:number-columns-repeated="2"/>
        </table:table-row>
        <table:table-row table:style-name="ro1">
          <table:table-cell office:value-type="string">
            <text:p>country.19</text:p>
          </table:table-cell>
          <table:table-cell office:value-type="string">
            <text:p>Lituanie</text:p>
          </table:table-cell>
          <table:table-cell office:value-type="string">
            <text:p>Lituania</text:p>
          </table:table-cell>
          <table:table-cell table:number-columns-repeated="2"/>
        </table:table-row>
        <table:table-row table:style-name="ro1">
          <table:table-cell office:value-type="string">
            <text:p>country.20</text:p>
          </table:table-cell>
          <table:table-cell office:value-type="string">
            <text:p>Norvège</text:p>
          </table:table-cell>
          <table:table-cell office:value-type="string">
            <text:p>Norvegia</text:p>
          </table:table-cell>
          <table:table-cell table:number-columns-repeated="2"/>
        </table:table-row>
        <table:table-row table:style-name="ro1">
          <table:table-cell office:value-type="string">
            <text:p>country.21</text:p>
          </table:table-cell>
          <table:table-cell office:value-type="string">
            <text:p>Pays-Bas</text:p>
          </table:table-cell>
          <table:table-cell office:value-type="string">
            <text:p>Paesi Bassi</text:p>
          </table:table-cell>
          <table:table-cell table:number-columns-repeated="2"/>
        </table:table-row>
        <table:table-row table:style-name="ro1">
          <table:table-cell office:value-type="string">
            <text:p>country.22</text:p>
          </table:table-cell>
          <table:table-cell office:value-type="string">
            <text:p>Portugal</text:p>
          </table:table-cell>
          <table:table-cell office:value-type="string">
            <text:p>Portogallo</text:p>
          </table:table-cell>
          <table:table-cell table:number-columns-repeated="2"/>
        </table:table-row>
        <table:table-row table:style-name="ro1">
          <table:table-cell office:value-type="string">
            <text:p>country.23</text:p>
          </table:table-cell>
          <table:table-cell office:value-type="string">
            <text:p>Pologne</text:p>
          </table:table-cell>
          <table:table-cell office:value-type="string">
            <text:p>Polonia</text:p>
          </table:table-cell>
          <table:table-cell table:number-columns-repeated="2"/>
        </table:table-row>
        <table:table-row table:style-name="ro1">
          <table:table-cell office:value-type="string">
            <text:p>country.24</text:p>
          </table:table-cell>
          <table:table-cell office:value-type="string">
            <text:p>Rép. Tchèque</text:p>
          </table:table-cell>
          <table:table-cell office:value-type="string">
            <text:p>Cecoslovacchia</text:p>
          </table:table-cell>
          <table:table-cell table:number-columns-repeated="2"/>
        </table:table-row>
        <table:table-row table:style-name="ro1">
          <table:table-cell office:value-type="string">
            <text:p>country.25</text:p>
          </table:table-cell>
          <table:table-cell office:value-type="string">
            <text:p>Roumanie</text:p>
          </table:table-cell>
          <table:table-cell office:value-type="string">
            <text:p>Romania</text:p>
          </table:table-cell>
          <table:table-cell table:number-columns-repeated="2"/>
        </table:table-row>
        <table:table-row table:style-name="ro1">
          <table:table-cell office:value-type="string">
            <text:p>country.26</text:p>
          </table:table-cell>
          <table:table-cell office:value-type="string">
            <text:p>Royaume-Uni</text:p>
          </table:table-cell>
          <table:table-cell office:value-type="string">
            <text:p>Gregno Unito</text:p>
          </table:table-cell>
          <table:table-cell table:number-columns-repeated="2"/>
        </table:table-row>
        <table:table-row table:style-name="ro1">
          <table:table-cell office:value-type="string">
            <text:p>country.27</text:p>
          </table:table-cell>
          <table:table-cell office:value-type="string">
            <text:p>Slovaquie</text:p>
          </table:table-cell>
          <table:table-cell office:value-type="string">
            <text:p>Slovacchia</text:p>
          </table:table-cell>
          <table:table-cell table:number-columns-repeated="2"/>
        </table:table-row>
        <table:table-row table:style-name="ro1">
          <table:table-cell office:value-type="string">
            <text:p>country.28</text:p>
          </table:table-cell>
          <table:table-cell office:value-type="string">
            <text:p>Slovénie</text:p>
          </table:table-cell>
          <table:table-cell office:value-type="string">
            <text:p>Slovenia</text:p>
          </table:table-cell>
          <table:table-cell table:number-columns-repeated="2"/>
        </table:table-row>
        <table:table-row table:style-name="ro2">
          <table:table-cell office:value-type="string">
            <text:p>country.29</text:p>
          </table:table-cell>
          <table:table-cell office:value-type="string">
            <text:p>Suède</text:p>
          </table:table-cell>
          <table:table-cell table:style-name="ce3" office:value-type="string">
            <text:p>Suède</text:p>
          </table:table-cell>
          <table:table-cell office:value-type="string">
            <text:p>Sued</text:p>
          </table:table-cell>
          <table:table-cell/>
        </table:table-row>
        <table:table-row table:style-name="ro2">
          <table:table-cell office:value-type="string">
            <text:p>country.30</text:p>
          </table:table-cell>
          <table:table-cell office:value-type="string">
            <text:p>Suisse</text:p>
          </table:table-cell>
          <table:table-cell office:value-type="string">
            <text:p>Svizzera</text:p>
          </table:table-cell>
          <table:table-cell office:value-type="string">
            <text:p>Swisserland</text:p>
          </table:table-cell>
          <table:table-cell/>
        </table:table-row>
        <table:table-row table:style-name="ro2">
          <table:table-cell office:value-type="string">
            <text:p>country.31</text:p>
          </table:table-cell>
          <table:table-cell office:value-type="string">
            <text:p>Turquie</text:p>
          </table:table-cell>
          <table:table-cell office:value-type="string">
            <text:p>Turchia</text:p>
          </table:table-cell>
          <table:table-cell office:value-type="string">
            <text:p>Turkey</text:p>
          </table:table-cell>
          <table:table-cell/>
        </table:table-row>
        <table:table-row table:style-name="ro2">
          <table:table-cell office:value-type="string">
            <text:p>dialog.reservation.titleperson.0</text:p>
          </table:table-cell>
          <table:table-cell table:number-columns-repeated="3" office:value-type="string">
            <text:p>...</text:p>
          </table:table-cell>
          <table:table-cell/>
        </table:table-row>
        <table:table-row table:style-name="ro1">
          <table:table-cell office:value-type="string">
            <text:p>country.0</text:p>
          </table:table-cell>
          <table:table-cell table:number-columns-repeated="3" office:value-type="string">
            <text:p>...</text:p>
          </table:table-cell>
          <table:table-cell/>
        </table:table-row>
        <table:table-row table:style-name="ro2">
          <table:table-cell office:value-type="string">
            <text:p>error.reservation.validation</text:p>
          </table:table-cell>
          <table:table-cell office:value-type="string">
            <text:p>Il y a une erreur dans le formattage de vos données. Veuillez vérifier</text:p>
          </table:table-cell>
          <table:table-cell office:value-type="string">
            <text:p>C'è un errore nel forrmato dei dati. Per cortesia verificali.</text:p>
          </table:table-cell>
          <table:table-cell office:value-type="string">
            <text:p>There is an error in the format of your data. Please prove</text:p>
          </table:table-cell>
          <table:table-cell/>
        </table:table-row>
        <table:table-row table:style-name="ro2">
          <table:table-cell office:value-type="string">
            <text:p>error.reservation.unknown</text:p>
          </table:table-cell>
          <table:table-cell office:value-type="string">
            <text:p>Il y a eu une erreur lors de l'enregistrement :</text:p>
          </table:table-cell>
          <table:table-cell office:value-type="string">
            <text:p>Ho riscontrato un errore in fase di memorizzazione: </text:p>
          </table:table-cell>
          <table:table-cell office:value-type="string">
            <text:p>There was an error during recording:</text:p>
          </table:table-cell>
          <table:table-cell/>
        </table:table-row>
        <table:table-row table:style-name="ro2">
          <table:table-cell office:value-type="string">
            <text:p>dialog.reservation.occupied.message</text:p>
          </table:table-cell>
          <table:table-cell office:value-type="string">
            <text:p>Occuper la chambre ?</text:p>
          </table:table-cell>
          <table:table-cell office:value-type="string">
            <text:p>Quale camera occupare?</text:p>
          </table:table-cell>
          <table:table-cell office:value-type="string">
            <text:p>To occupy the room?</text:p>
          </table:table-cell>
          <table:table-cell/>
        </table:table-row>
        <table:table-row table:style-name="ro2">
          <table:table-cell office:value-type="string">
            <text:p>dialog.reservation.occupied.no</text:p>
          </table:table-cell>
          <table:table-cell office:value-type="string">
            <text:p>Non</text:p>
          </table:table-cell>
          <table:table-cell office:value-type="string">
            <text:p>Nome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string">
            <text:p>dialog.reservation.occupied.yes</text:p>
          </table:table-cell>
          <table:table-cell office:value-type="string">
            <text:p>Oui</text:p>
          </table:table-cell>
          <table:table-cell office:value-type="string">
            <text:p>Si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ialog.reservation.occupied.title</text:p>
          </table:table-cell>
          <table:table-cell office:value-type="string">
            <text:p>Occupation de chambre</text:p>
          </table:table-cell>
          <table:table-cell office:value-type="string">
            <text:p>Occupazione camera</text:p>
          </table:table-cell>
          <table:table-cell office:value-type="string">
            <text:p>Occupation of room</text:p>
          </table:table-cell>
          <table:table-cell/>
        </table:table-row>
        <table:table-row table:style-name="ro2">
          <table:table-cell office:value-type="string">
            <text:p>dialog.reservation.result</text:p>
          </table:table-cell>
          <table:table-cell office:value-type="string">
            <text:p>Résultat de la recherche</text:p>
          </table:table-cell>
          <table:table-cell office:value-type="string">
            <text:p>Risultati della ricerca</text:p>
          </table:table-cell>
          <table:table-cell office:value-type="string">
            <text:p>Result of research</text:p>
          </table:table-cell>
          <table:table-cell/>
        </table:table-row>
        <table:table-row table:style-name="ro2">
          <table:table-cell office:value-type="string">
            <text:p>tariff.newname</text:p>
          </table:table-cell>
          <table:table-cell office:value-type="string">
            <text:p>Nouveau tarif</text:p>
          </table:table-cell>
          <table:table-cell office:value-type="string">
            <text:p>Nuova tariffa</text:p>
          </table:table-cell>
          <table:table-cell office:value-type="string">
            <text:p>New tariff</text:p>
          </table:table-cell>
          <table:table-cell/>
        </table:table-row>
        <table:table-row table:style-name="ro2">
          <table:table-cell office:value-type="string">
            <text:p>dialog.reservation.result.0</text:p>
          </table:table-cell>
          <table:table-cell office:value-type="string">
            <text:p>Aucun client trouvé.</text:p>
          </table:table-cell>
          <table:table-cell office:value-type="string">
            <text:p>Nessun cliente trovato</text:p>
          </table:table-cell>
          <table:table-cell office:value-type="string">
            <text:p>No found customer.</text:p>
          </table:table-cell>
          <table:table-cell/>
        </table:table-row>
        <table:table-row table:style-name="ro2">
          <table:table-cell office:value-type="string">
            <text:p>roomtype.newname</text:p>
          </table:table-cell>
          <table:table-cell office:value-type="string">
            <text:p>Nouveau type</text:p>
          </table:table-cell>
          <table:table-cell office:value-type="string">
            <text:p>Nuovo tipo</text:p>
          </table:table-cell>
          <table:table-cell office:value-type="string">
            <text:p>New type</text:p>
          </table:table-cell>
          <table:table-cell/>
        </table:table-row>
        <table:table-row table:style-name="ro2">
          <table:table-cell office:value-type="string">
            <text:p>dialog.reservation.search.button</text:p>
          </table:table-cell>
          <table:table-cell office:value-type="string">
            <text:p>Lancer la recherche</text:p>
          </table:table-cell>
          <table:table-cell office:value-type="string">
            <text:p>Ricerca</text:p>
          </table:table-cell>
          <table:table-cell office:value-type="string">
            <text:p>Launch the research</text:p>
          </table:table-cell>
          <table:table-cell/>
        </table:table-row>
        <table:table-row table:style-name="ro2">
          <table:table-cell office:value-type="string">
            <text:p>header.upper_left_corner.filter</text:p>
          </table:table-cell>
          <table:table-cell office:value-type="string">
            <text:p>Filtre</text:p>
          </table:table-cell>
          <table:table-cell office:value-type="string">
            <text:p>Filtro</text:p>
          </table:table-cell>
          <table:table-cell office:value-type="string">
            <text:p>Filter</text:p>
          </table:table-cell>
          <table:table-cell/>
        </table:table-row>
        <table:table-row table:style-name="ro2">
          <table:table-cell office:value-type="string">
            <text:p>header.upper_left_corner.periods</text:p>
          </table:table-cell>
          <table:table-cell office:value-type="string">
            <text:p>Périodes</text:p>
          </table:table-cell>
          <table:table-cell office:value-type="string">
            <text:p>Periodi</text:p>
          </table:table-cell>
          <table:table-cell office:value-type="string">
            <text:p>Periods</text:p>
          </table:table-cell>
          <table:table-cell/>
        </table:table-row>
        <table:table-row table:style-name="ro2">
          <table:table-cell office:value-type="string">
            <text:p>header.upper_left_corner.month_year</text:p>
          </table:table-cell>
          <table:table-cell office:value-type="string">
            <text:p>Mois | Année</text:p>
          </table:table-cell>
          <table:table-cell office:value-type="string">
            <text:p>Mese | Anno</text:p>
          </table:table-cell>
          <table:table-cell office:value-type="string">
            <text:p>Month | Year</text:p>
          </table:table-cell>
          <table:table-cell/>
        </table:table-row>
        <table:table-row table:style-name="ro2">
          <table:table-cell office:value-type="string">
            <text:p>header.upper_left_corner.daymonth</text:p>
          </table:table-cell>
          <table:table-cell office:value-type="string">
            <text:p>Jour du mois</text:p>
          </table:table-cell>
          <table:table-cell office:value-type="string">
            <text:p>Giorno del mese</text:p>
          </table:table-cell>
          <table:table-cell office:value-type="string">
            <text:p>Day of month</text:p>
          </table:table-cell>
          <table:table-cell/>
        </table:table-row>
        <table:table-row table:style-name="ro2">
          <table:table-cell office:value-type="string">
            <text:p>header.upper_left_corner.dayweek</text:p>
          </table:table-cell>
          <table:table-cell office:value-type="string">
            <text:p>Jour de semaine</text:p>
          </table:table-cell>
          <table:table-cell office:value-type="string">
            <text:p>Giorno della settimana</text:p>
          </table:table-cell>
          <table:table-cell office:value-type="string">
            <text:p>Day of week</text:p>
          </table:table-cell>
          <table:table-cell/>
        </table:table-row>
        <table:table-row table:style-name="ro2">
          <table:table-cell office:value-type="string">
            <text:p>header.left_row.room</text:p>
          </table:table-cell>
          <table:table-cell office:value-type="string">
            <text:p>Chambre N°</text:p>
          </table:table-cell>
          <table:table-cell office:value-type="string">
            <text:p>Numero camera</text:p>
          </table:table-cell>
          <table:table-cell office:value-type="string">
            <text:p>Room number</text:p>
          </table:table-cell>
          <table:table-cell/>
        </table:table-row>
        <table:table-row table:style-name="ro2">
          <table:table-cell office:value-type="string">
            <text:p>map.button.calendar.nextmonth</text:p>
          </table:table-cell>
          <table:table-cell office:value-type="string">
            <text:p>Mois suivant</text:p>
          </table:table-cell>
          <table:table-cell office:value-type="string">
            <text:p>Mese successivo</text:p>
          </table:table-cell>
          <table:table-cell office:value-type="string">
            <text:p>Next month</text:p>
          </table:table-cell>
          <table:table-cell/>
        </table:table-row>
        <table:table-row table:style-name="ro2">
          <table:table-cell office:value-type="string">
            <text:p>map.button.calendar.reservation</text:p>
          </table:table-cell>
          <table:table-cell office:value-type="string">
            <text:p>Réservation</text:p>
          </table:table-cell>
          <table:table-cell office:value-type="string">
            <text:p>Prenotazione</text:p>
          </table:table-cell>
          <table:table-cell office:value-type="string">
            <text:p>Reservation</text:p>
          </table:table-cell>
          <table:table-cell/>
        </table:table-row>
        <table:table-row table:style-name="ro2">
          <table:table-cell office:value-type="string">
            <text:p>color.white</text:p>
          </table:table-cell>
          <table:table-cell office:value-type="string">
            <text:p>Blanc</text:p>
          </table:table-cell>
          <table:table-cell office:value-type="string">
            <text:p>Bianco</text:p>
          </table:table-cell>
          <table:table-cell office:value-type="string">
            <text:p>White</text:p>
          </table:table-cell>
          <table:table-cell/>
        </table:table-row>
        <table:table-row table:style-name="ro2">
          <table:table-cell office:value-type="string">
            <text:p>color.pink</text:p>
          </table:table-cell>
          <table:table-cell office:value-type="string">
            <text:p>Rose</text:p>
          </table:table-cell>
          <table:table-cell office:value-type="string">
            <text:p>Rosa</text:p>
          </table:table-cell>
          <table:table-cell office:value-type="string">
            <text:p>Pink</text:p>
          </table:table-cell>
          <table:table-cell/>
        </table:table-row>
        <table:table-row table:style-name="ro2">
          <table:table-cell office:value-type="string">
            <text:p>color.gray</text:p>
          </table:table-cell>
          <table:table-cell office:value-type="string">
            <text:p>Gris</text:p>
          </table:table-cell>
          <table:table-cell office:value-type="string">
            <text:p>Grigio</text:p>
          </table:table-cell>
          <table:table-cell office:value-type="string">
            <text:p>Grey</text:p>
          </table:table-cell>
          <table:table-cell/>
        </table:table-row>
        <table:table-row table:style-name="ro2">
          <table:table-cell office:value-type="string">
            <text:p>color.light_gray</text:p>
          </table:table-cell>
          <table:table-cell office:value-type="string">
            <text:p>Gris clair</text:p>
          </table:table-cell>
          <table:table-cell office:value-type="string">
            <text:p>Grigio chiaro</text:p>
          </table:table-cell>
          <table:table-cell office:value-type="string">
            <text:p>Lightgrey</text:p>
          </table:table-cell>
          <table:table-cell/>
        </table:table-row>
        <table:table-row table:style-name="ro2">
          <table:table-cell office:value-type="string">
            <text:p>color.dark_gray</text:p>
          </table:table-cell>
          <table:table-cell office:value-type="string">
            <text:p>Gris foncé</text:p>
          </table:table-cell>
          <table:table-cell office:value-type="string">
            <text:p>Grigio scuro</text:p>
          </table:table-cell>
          <table:table-cell office:value-type="string">
            <text:p>Darkgrey</text:p>
          </table:table-cell>
          <table:table-cell/>
        </table:table-row>
        <table:table-row table:style-name="ro2">
          <table:table-cell office:value-type="string">
            <text:p>color.orange</text:p>
          </table:table-cell>
          <table:table-cell office:value-type="string">
            <text:p>Orange</text:p>
          </table:table-cell>
          <table:table-cell office:value-type="string">
            <text:p>Arancione</text:p>
          </table:table-cell>
          <table:table-cell office:value-type="string">
            <text:p>Orange</text:p>
          </table:table-cell>
          <table:table-cell/>
        </table:table-row>
        <table:table-row table:style-name="ro2">
          <table:table-cell office:value-type="string">
            <text:p>color.red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ed</text:p>
          </table:table-cell>
          <table:table-cell/>
        </table:table-row>
        <table:table-row table:style-name="ro2">
          <table:table-cell office:value-type="string">
            <text:p>color.black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Black</text:p>
          </table:table-cell>
          <table:table-cell/>
        </table:table-row>
        <table:table-row table:style-name="ro2">
          <table:table-cell office:value-type="string">
            <text:p>color.blue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Blue</text:p>
          </table:table-cell>
          <table:table-cell/>
        </table:table-row>
        <table:table-row table:style-name="ro2">
          <table:table-cell office:value-type="string">
            <text:p>color.yellow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Yellow</text:p>
          </table:table-cell>
          <table:table-cell/>
        </table:table-row>
        <table:table-row table:style-name="ro2">
          <table:table-cell office:value-type="string">
            <text:p>color.magenta</text:p>
          </table:table-cell>
          <table:table-cell office:value-type="string">
            <text:p>Violet</text:p>
          </table:table-cell>
          <table:table-cell table:number-columns-repeated="2" office:value-type="string">
            <text:p>Magenta</text:p>
          </table:table-cell>
          <table:table-cell/>
        </table:table-row>
        <table:table-row table:style-name="ro2">
          <table:table-cell office:value-type="string">
            <text:p>color.green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Green</text:p>
          </table:table-cell>
          <table:table-cell/>
        </table:table-row>
        <table:table-row table:style-name="ro2">
          <table:table-cell office:value-type="string">
            <text:p>color.cyan</text:p>
          </table:table-cell>
          <table:table-cell office:value-type="string">
            <text:p>Indigo</text:p>
          </table:table-cell>
          <table:table-cell office:value-type="string">
            <text:p>Ciano</text:p>
          </table:table-cell>
          <table:table-cell office:value-type="string">
            <text:p>Cyan</text:p>
          </table:table-cell>
          <table:table-cell/>
        </table:table-row>
        <table:table-row table:style-name="ro2">
          <table:table-cell office:value-type="string">
            <text:p>map.label.room.total</text:p>
          </table:table-cell>
          <table:table-cell office:value-type="string">
            <text:p>Total :</text:p>
          </table:table-cell>
          <table:table-cell office:value-type="string">
            <text:p>Totale</text:p>
          </table:table-cell>
          <table:table-cell office:value-type="string">
            <text:p>Total:</text:p>
          </table:table-cell>
          <table:table-cell/>
        </table:table-row>
        <table:table-row table:style-name="ro2">
          <table:table-cell office:value-type="string">
            <text:p>map.label.reservation.legend</text:p>
          </table:table-cell>
          <table:table-cell office:value-type="string">
            <text:p>Légende :</text:p>
          </table:table-cell>
          <table:table-cell office:value-type="string">
            <text:p>Legenda:</text:p>
          </table:table-cell>
          <table:table-cell office:value-type="string">
            <text:p>Legend:</text:p>
          </table:table-cell>
          <table:table-cell/>
        </table:table-row>
        <table:table-row table:style-name="ro2">
          <table:table-cell office:value-type="string">
            <text:p>main.tab.invoice</text:p>
          </table:table-cell>
          <table:table-cell office:value-type="string">
            <text:p>Factures</text:p>
          </table:table-cell>
          <table:table-cell office:value-type="string">
            <text:p>Fatture</text:p>
          </table:table-cell>
          <table:table-cell office:value-type="string">
            <text:p>Invoices</text:p>
          </table:table-cell>
          <table:table-cell/>
        </table:table-row>
        <table:table-row table:style-name="ro2">
          <table:table-cell office:value-type="string">
            <text:p>invoice.search.byid</text:p>
          </table:table-cell>
          <table:table-cell office:value-type="string">
            <text:p>Par N° facture</text:p>
          </table:table-cell>
          <table:table-cell office:value-type="string">
            <text:p>Per numero fattura</text:p>
          </table:table-cell>
          <table:table-cell office:value-type="string">
            <text:p>By number invoice</text:p>
          </table:table-cell>
          <table:table-cell/>
        </table:table-row>
        <table:table-row table:style-name="ro2">
          <table:table-cell office:value-type="string">
            <text:p>invoice.search.bycustomer</text:p>
          </table:table-cell>
          <table:table-cell office:value-type="string">
            <text:p>Par client</text:p>
          </table:table-cell>
          <table:table-cell office:value-type="string">
            <text:p>Per cliente</text:p>
          </table:table-cell>
          <table:table-cell office:value-type="string">
            <text:p>By customer</text:p>
          </table:table-cell>
          <table:table-cell/>
        </table:table-row>
        <table:table-row table:style-name="ro2">
          <table:table-cell office:value-type="string">
            <text:p>invoice.search.bydate</text:p>
          </table:table-cell>
          <table:table-cell office:value-type="string">
            <text:p>Par date</text:p>
          </table:table-cell>
          <table:table-cell office:value-type="string">
            <text:p>Per data</text:p>
          </table:table-cell>
          <table:table-cell office:value-type="string">
            <text:p>By date</text:p>
          </table:table-cell>
          <table:table-cell/>
        </table:table-row>
        <table:table-row table:style-name="ro2">
          <table:table-cell office:value-type="string">
            <text:p>invoice.search</text:p>
          </table:table-cell>
          <table:table-cell office:value-type="string">
            <text:p>Chercher</text:p>
          </table:table-cell>
          <table:table-cell office:value-type="string">
            <text:p>Cerca</text:p>
          </table:table-cell>
          <table:table-cell office:value-type="string">
            <text:p>Research</text:p>
          </table:table-cell>
          <table:table-cell/>
        </table:table-row>
        <table:table-row table:style-name="ro2">
          <table:table-cell office:value-type="string">
            <text:p>search.label.id</text:p>
          </table:table-cell>
          <table:table-cell office:value-type="string">
            <text:p>Numéro :</text:p>
          </table:table-cell>
          <table:table-cell office:value-type="string">
            <text:p>Numero:</text:p>
          </table:table-cell>
          <table:table-cell office:value-type="string">
            <text:p>Number:</text:p>
          </table:table-cell>
          <table:table-cell/>
        </table:table-row>
        <table:table-row table:style-name="ro2">
          <table:table-cell office:value-type="string">
            <text:p>invoice.search.id</text:p>
          </table:table-cell>
          <table:table-cell office:value-type="string">
            <text:p>N°facture :</text:p>
          </table:table-cell>
          <table:table-cell office:value-type="string">
            <text:p>Numero fattura:</text:p>
          </table:table-cell>
          <table:table-cell office:value-type="string">
            <text:p>Number invoice:</text:p>
          </table:table-cell>
          <table:table-cell/>
        </table:table-row>
        <table:table-row table:style-name="ro2">
          <table:table-cell office:value-type="string">
            <text:p>invoice.search.name</text:p>
          </table:table-cell>
          <table:table-cell office:value-type="string">
            <text:p>Nom | Prénom :</text:p>
          </table:table-cell>
          <table:table-cell office:value-type="string">
            <text:p>Cognome | Nome:</text:p>
          </table:table-cell>
          <table:table-cell office:value-type="string">
            <text:p>Surname | Forname</text:p>
          </table:table-cell>
          <table:table-cell/>
        </table:table-row>
        <table:table-row table:style-name="ro2">
          <table:table-cell office:value-type="string">
            <text:p>invoice.search.company</text:p>
          </table:table-cell>
          <table:table-cell office:value-type="string">
            <text:p>Société :</text:p>
          </table:table-cell>
          <table:table-cell office:value-type="string">
            <text:p>Ditta:</text:p>
          </table:table-cell>
          <table:table-cell office:value-type="string">
            <text:p>Society:</text:p>
          </table:table-cell>
          <table:table-cell/>
        </table:table-row>
        <table:table-row table:style-name="ro2">
          <table:table-cell office:value-type="string">
            <text:p>invoice.search.dateminmax</text:p>
          </table:table-cell>
          <table:table-cell office:value-type="string">
            <text:p>Date min/max :</text:p>
          </table:table-cell>
          <table:table-cell office:value-type="string">
            <text:p>Data nim/max:</text:p>
          </table:table-cell>
          <table:table-cell office:value-type="string">
            <text:p>Date min/max:</text:p>
          </table:table-cell>
          <table:table-cell/>
        </table:table-row>
        <table:table-row table:style-name="ro2">
          <table:table-cell office:value-type="string">
            <text:p>error.search</text:p>
          </table:table-cell>
          <table:table-cell office:value-type="string">
            <text:p>Erreur dans la recherche</text:p>
          </table:table-cell>
          <table:table-cell office:value-type="string">
            <text:p>Errore nella ricerca</text:p>
          </table:table-cell>
          <table:table-cell office:value-type="string">
            <text:p>Error in research</text:p>
          </table:table-cell>
          <table:table-cell/>
        </table:table-row>
        <table:table-row table:style-name="ro2">
          <table:table-cell office:value-type="string">
            <text:p>error.badid</text:p>
          </table:table-cell>
          <table:table-cell office:value-type="string">
            <text:p>Mauvais format du numéro</text:p>
          </table:table-cell>
          <table:table-cell office:value-type="string">
            <text:p>Formato numero errato</text:p>
          </table:table-cell>
          <table:table-cell office:value-type="string">
            <text:p>Bad format number</text:p>
          </table:table-cell>
          <table:table-cell/>
        </table:table-row>
        <table:table-row table:style-name="ro2">
          <table:table-cell office:value-type="string">
            <text:p>error.baddate</text:p>
          </table:table-cell>
          <table:table-cell office:value-type="string">
            <text:p>Mauvais format de date</text:p>
          </table:table-cell>
          <table:table-cell office:value-type="string">
            <text:p>Formato data errato</text:p>
          </table:table-cell>
          <table:table-cell office:value-type="string">
            <text:p>Bad format date</text:p>
          </table:table-cell>
          <table:table-cell/>
        </table:table-row>
        <table:table-row table:style-name="ro2">
          <table:table-cell office:value-type="string">
            <text:p>invoice.column.customer</text:p>
          </table:table-cell>
          <table:table-cell office:value-type="string">
            <text:p>Client</text:p>
          </table:table-cell>
          <table:table-cell office:value-type="string">
            <text:p>Cliente</text:p>
          </table:table-cell>
          <table:table-cell office:value-type="string">
            <text:p>Customer</text:p>
          </table:table-cell>
          <table:table-cell/>
        </table:table-row>
        <table:table-row table:style-name="ro2">
          <table:table-cell office:value-type="string">
            <text:p>invoice.column.id</text:p>
          </table:table-cell>
          <table:table-cell office:value-type="string">
            <text:p>N°facture</text:p>
          </table:table-cell>
          <table:table-cell office:value-type="string">
            <text:p>Numero fattura</text:p>
          </table:table-cell>
          <table:table-cell office:value-type="string">
            <text:p>Number invoice</text:p>
          </table:table-cell>
          <table:table-cell/>
        </table:table-row>
        <table:table-row table:style-name="ro2">
          <table:table-cell office:value-type="string">
            <text:p>invoice.column.datecreated</text:p>
          </table:table-cell>
          <table:table-cell office:value-type="string">
            <text:p>Date création</text:p>
          </table:table-cell>
          <table:table-cell office:value-type="string">
            <text:p>Data creazione</text:p>
          </table:table-cell>
          <table:table-cell office:value-type="string">
            <text:p>Date creation</text:p>
          </table:table-cell>
          <table:table-cell/>
        </table:table-row>
        <table:table-row table:style-name="ro2">
          <table:table-cell office:value-type="string">
            <text:p>invoice.column.amount</text:p>
          </table:table-cell>
          <table:table-cell office:value-type="string">
            <text:p>Montant</text:p>
          </table:table-cell>
          <table:table-cell office:value-type="string">
            <text:p>Totale</text:p>
          </table:table-cell>
          <table:table-cell office:value-type="string">
            <text:p>Total:</text:p>
          </table:table-cell>
          <table:table-cell/>
        </table:table-row>
        <table:table-row table:style-name="ro2">
          <table:table-cell office:value-type="string">
            <text:p>invoice.title</text:p>
          </table:table-cell>
          <table:table-cell office:value-type="string">
            <text:p>Titre :</text:p>
          </table:table-cell>
          <table:table-cell office:value-type="string">
            <text:p>Titolo:</text:p>
          </table:table-cell>
          <table:table-cell office:value-type="string">
            <text:p>Title:</text:p>
          </table:table-cell>
          <table:table-cell/>
        </table:table-row>
        <table:table-row table:style-name="ro2">
          <table:table-cell office:value-type="string">
            <text:p>invoice.firstname</text:p>
          </table:table-cell>
          <table:table-cell office:value-type="string">
            <text:p>Prénom :</text:p>
          </table:table-cell>
          <table:table-cell office:value-type="string">
            <text:p>Nome:</text:p>
          </table:table-cell>
          <table:table-cell office:value-type="string">
            <text:p>Forname:</text:p>
          </table:table-cell>
          <table:table-cell/>
        </table:table-row>
        <table:table-row table:style-name="ro2">
          <table:table-cell office:value-type="string">
            <text:p>invoice.company</text:p>
          </table:table-cell>
          <table:table-cell office:value-type="string">
            <text:p>Société :</text:p>
          </table:table-cell>
          <table:table-cell office:value-type="string">
            <text:p>Ditta:</text:p>
          </table:table-cell>
          <table:table-cell office:value-type="string">
            <text:p>Society:</text:p>
          </table:table-cell>
          <table:table-cell/>
        </table:table-row>
        <table:table-row table:style-name="ro2">
          <table:table-cell office:value-type="string">
            <text:p>invoice.address</text:p>
          </table:table-cell>
          <table:table-cell office:value-type="string">
            <text:p>Adresse :</text:p>
          </table:table-cell>
          <table:table-cell office:value-type="string">
            <text:p>Indirizzo:</text:p>
          </table:table-cell>
          <table:table-cell office:value-type="string">
            <text:p>Address</text:p>
          </table:table-cell>
          <table:table-cell/>
        </table:table-row>
        <table:table-row table:style-name="ro2">
          <table:table-cell office:value-type="string">
            <text:p>invoice.zip-city</text:p>
          </table:table-cell>
          <table:table-cell office:value-type="string">
            <text:p>CP | Localité :</text:p>
          </table:table-cell>
          <table:table-cell office:value-type="string">
            <text:p>CAP | Località:</text:p>
          </table:table-cell>
          <table:table-cell office:value-type="string">
            <text:p>ZIP | City</text:p>
          </table:table-cell>
          <table:table-cell/>
        </table:table-row>
        <table:table-row table:style-name="ro2">
          <table:table-cell office:value-type="string">
            <text:p>invoice.state-country</text:p>
          </table:table-cell>
          <table:table-cell office:value-type="string">
            <text:p>Département | Pays :</text:p>
          </table:table-cell>
          <table:table-cell office:value-type="string">
            <text:p>Provincia | Nazione: </text:p>
          </table:table-cell>
          <table:table-cell office:value-type="string">
            <text:p>Region | Country:</text:p>
          </table:table-cell>
          <table:table-cell/>
        </table:table-row>
        <table:table-row table:style-name="ro2">
          <table:table-cell office:value-type="string">
            <text:p>invoice.phone-mobile</text:p>
          </table:table-cell>
          <table:table-cell office:value-type="string">
            <text:p>Téléphone | Mobile :</text:p>
          </table:table-cell>
          <table:table-cell office:value-type="string">
            <text:p>Telefono | Cellulare:</text:p>
          </table:table-cell>
          <table:table-cell office:value-type="string">
            <text:p>Phone | Mobile</text:p>
          </table:table-cell>
          <table:table-cell/>
        </table:table-row>
        <table:table-row table:style-name="ro2">
          <table:table-cell office:value-type="string">
            <text:p>invoice.fax-email</text:p>
          </table:table-cell>
          <table:table-cell office:value-type="string">
            <text:p>Télécopie | Courriel :</text:p>
          </table:table-cell>
          <table:table-cell office:value-type="string">
            <text:p>Fax | E-Mail:</text:p>
          </table:table-cell>
          <table:table-cell office:value-type="string">
            <text:p>Fax | Email: </text:p>
          </table:table-cell>
          <table:table-cell/>
        </table:table-row>
        <table:table-row table:style-name="ro2">
          <table:table-cell office:value-type="string">
            <text:p>invoice.customer</text:p>
          </table:table-cell>
          <table:table-cell office:value-type="string">
            <text:p>Client</text:p>
          </table:table-cell>
          <table:table-cell office:value-type="string">
            <text:p>Cliente</text:p>
          </table:table-cell>
          <table:table-cell office:value-type="string">
            <text:p>Customer</text:p>
          </table:table-cell>
          <table:table-cell/>
        </table:table-row>
        <table:table-row table:style-name="ro2">
          <table:table-cell office:value-type="string">
            <text:p>customer.select.prompt</text:p>
          </table:table-cell>
          <table:table-cell office:value-type="string">
            <text:p>Veuillez choisir un client dans la liste ci-dessous :</text:p>
          </table:table-cell>
          <table:table-cell office:value-type="string">
            <text:p>Seleziona un cliente dalla lista sottostante:</text:p>
          </table:table-cell>
          <table:table-cell office:value-type="string">
            <text:p>Please choose a customer in the list below:</text:p>
          </table:table-cell>
          <table:table-cell/>
        </table:table-row>
        <table:table-row table:style-name="ro2">
          <table:table-cell office:value-type="string">
            <text:p>button.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2">
          <table:table-cell office:value-type="string">
            <text:p>button.cancel</text:p>
          </table:table-cell>
          <table:table-cell office:value-type="string">
            <text:p>Annuler</text:p>
          </table:table-cell>
          <table:table-cell office:value-type="string">
            <text:p>Annulla</text:p>
          </table:table-cell>
          <table:table-cell office:value-type="string">
            <text:p>Cancel</text:p>
          </table:table-cell>
          <table:table-cell/>
        </table:table-row>
        <table:table-row table:style-name="ro2">
          <table:table-cell office:value-type="string">
            <text:p>reservation.date-min-max</text:p>
          </table:table-cell>
          <table:table-cell office:value-type="string">
            <text:p>Date d'arrivée | de départ :</text:p>
          </table:table-cell>
          <table:table-cell office:value-type="string">
            <text:p>Data di arrivo | di partenza:</text:p>
          </table:table-cell>
          <table:table-cell office:value-type="string">
            <text:p>Date of arrival | departure</text:p>
          </table:table-cell>
          <table:table-cell/>
        </table:table-row>
        <table:table-row table:style-name="ro2">
          <table:table-cell office:value-type="string">
            <text:p>reservation.status</text:p>
          </table:table-cell>
          <table:table-cell office:value-type="string">
            <text:p>État de la réservation :</text:p>
          </table:table-cell>
          <table:table-cell office:value-type="string">
            <text:p>Stato della prenotazione:</text:p>
          </table:table-cell>
          <table:table-cell office:value-type="string">
            <text:p>State of reservation:</text:p>
          </table:table-cell>
          <table:table-cell/>
        </table:table-row>
        <table:table-row table:style-name="ro2">
          <table:table-cell office:value-type="string">
            <text:p>reservation.status.reserved</text:p>
          </table:table-cell>
          <table:table-cell office:value-type="string">
            <text:p>Réservée</text:p>
          </table:table-cell>
          <table:table-cell office:value-type="string">
            <text:p>Riservato</text:p>
          </table:table-cell>
          <table:table-cell office:value-type="string">
            <text:p>Reserved</text:p>
          </table:table-cell>
          <table:table-cell/>
        </table:table-row>
        <table:table-row table:style-name="ro2">
          <table:table-cell office:value-type="string">
            <text:p>reservation.status.occupied</text:p>
          </table:table-cell>
          <table:table-cell office:value-type="string">
            <text:p>Occupée</text:p>
          </table:table-cell>
          <table:table-cell office:value-type="string">
            <text:p>Occupato</text:p>
          </table:table-cell>
          <table:table-cell office:value-type="string">
            <text:p>Occupied</text:p>
          </table:table-cell>
          <table:table-cell/>
        </table:table-row>
        <table:table-row table:style-name="ro2">
          <table:table-cell office:value-type="string">
            <text:p>reservation.state.canceled</text:p>
          </table:table-cell>
          <table:table-cell office:value-type="string">
            <text:p>Annulée</text:p>
          </table:table-cell>
          <table:table-cell office:value-type="string">
            <text:p>Annullato</text:p>
          </table:table-cell>
          <table:table-cell office:value-type="string">
            <text:p>Canceled</text:p>
          </table:table-cell>
          <table:table-cell/>
        </table:table-row>
        <table:table-row table:style-name="ro2">
          <table:table-cell office:value-type="string">
            <text:p>reservation.state.closed</text:p>
          </table:table-cell>
          <table:table-cell office:value-type="string">
            <text:p>Libérée</text:p>
          </table:table-cell>
          <table:table-cell office:value-type="string">
            <text:p>Liberata</text:p>
          </table:table-cell>
          <table:table-cell office:value-type="string">
            <text:p>Liberated</text:p>
          </table:table-cell>
          <table:table-cell/>
        </table:table-row>
        <table:table-row table:style-name="ro2">
          <table:table-cell office:value-type="string">
            <text:p>reservation.room</text:p>
          </table:table-cell>
          <table:table-cell office:value-type="string">
            <text:p>N° de chambre :</text:p>
          </table:table-cell>
          <table:table-cell office:value-type="string">
            <text:p>Numero camera:</text:p>
          </table:table-cell>
          <table:table-cell office:value-type="string">
            <text:p>Room number</text:p>
          </table:table-cell>
          <table:table-cell/>
        </table:table-row>
        <table:table-row table:style-name="ro2">
          <table:table-cell office:value-type="string">
            <text:p>error.badnumber</text:p>
          </table:table-cell>
          <table:table-cell office:value-type="string">
            <text:p>Mauvais numéro {0}</text:p>
          </table:table-cell>
          <table:table-cell office:value-type="string">
            <text:p>Numero errato {0}</text:p>
          </table:table-cell>
          <table:table-cell office:value-type="string">
            <text:p>Bad number {0}</text:p>
          </table:table-cell>
          <table:table-cell/>
        </table:table-row>
        <table:table-row table:style-name="ro2">
          <table:table-cell office:value-type="string">
            <text:p>error.roomnotfound</text:p>
          </table:table-cell>
          <table:table-cell office:value-type="string">
            <text:p>La chambre n°{0} n'existe pas</text:p>
          </table:table-cell>
          <table:table-cell office:value-type="string">
            <text:p>La camera {0} non esiste</text:p>
          </table:table-cell>
          <table:table-cell office:value-type="string">
            <text:p>The room number do not exist</text:p>
          </table:table-cell>
          <table:table-cell/>
        </table:table-row>
        <table:table-row table:style-name="ro2">
          <table:table-cell office:value-type="string">
            <text:p>invoice.existing-customer</text:p>
          </table:table-cell>
          <table:table-cell office:value-type="string">
            <text:p>Client existant</text:p>
          </table:table-cell>
          <table:table-cell office:value-type="string">
            <text:p>Cliente esistente</text:p>
          </table:table-cell>
          <table:table-cell office:value-type="string">
            <text:p>Existent customer </text:p>
          </table:table-cell>
          <table:table-cell/>
        </table:table-row>
        <table:table-row table:style-name="ro2">
          <table:table-cell office:value-type="string">
            <text:p>invoice.new-customer</text:p>
          </table:table-cell>
          <table:table-cell office:value-type="string">
            <text:p>Nouveau client</text:p>
          </table:table-cell>
          <table:table-cell office:value-type="string">
            <text:p>Nuovo cliente</text:p>
          </table:table-cell>
          <table:table-cell office:value-type="string">
            <text:p>New client</text:p>
          </table:table-cell>
          <table:table-cell/>
        </table:table-row>
        <table:table-row table:style-name="ro2">
          <table:table-cell office:value-type="string">
            <text:p>invoice.search-label</text:p>
          </table:table-cell>
          <table:table-cell office:value-type="string">
            <text:p>Recherche client :</text:p>
          </table:table-cell>
          <table:table-cell office:value-type="string">
            <text:p>Ricerca cliente</text:p>
          </table:table-cell>
          <table:table-cell office:value-type="string">
            <text:p>Search customer:</text:p>
          </table:table-cell>
          <table:table-cell/>
        </table:table-row>
        <table:table-row table:style-name="ro2">
          <table:table-cell office:value-type="string">
            <text:p>reservation.search-client</text:p>
          </table:table-cell>
          <table:table-cell office:value-type="string">
            <text:p>Chercher</text:p>
          </table:table-cell>
          <table:table-cell office:value-type="string">
            <text:p>Cerca</text:p>
          </table:table-cell>
          <table:table-cell office:value-type="string">
            <text:p>Search</text:p>
          </table:table-cell>
          <table:table-cell/>
        </table:table-row>
        <table:table-row table:style-name="ro2">
          <table:table-cell office:value-type="string">
            <text:p>reservation.modifie-client</text:p>
          </table:table-cell>
          <table:table-cell office:value-type="string">
            <text:p>Modifier</text:p>
          </table:table-cell>
          <table:table-cell office:value-type="string">
            <text:p>Modifica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invoice.search-client</text:p>
          </table:table-cell>
          <table:table-cell office:value-type="string">
            <text:p>Chercher</text:p>
          </table:table-cell>
          <table:table-cell office:value-type="string">
            <text:p>Cerca</text:p>
          </table:table-cell>
          <table:table-cell office:value-type="string">
            <text:p>Search</text:p>
          </table:table-cell>
          <table:table-cell/>
        </table:table-row>
        <table:table-row table:style-name="ro2">
          <table:table-cell office:value-type="string">
            <text:p>invoice.firstname-lastname</text:p>
          </table:table-cell>
          <table:table-cell office:value-type="string">
            <text:p>Prénom | Nom :</text:p>
          </table:table-cell>
          <table:table-cell office:value-type="string">
            <text:p>Nome | Cognome:</text:p>
          </table:table-cell>
          <table:table-cell office:value-type="string">
            <text:p>Forname | Surname</text:p>
          </table:table-cell>
          <table:table-cell/>
        </table:table-row>
        <table:table-row table:style-name="ro2">
          <table:table-cell office:value-type="string">
            <text:p>invoice.tab.general</text:p>
          </table:table-cell>
          <table:table-cell office:value-type="string">
            <text:p>Généralités</text:p>
          </table:table-cell>
          <table:table-cell office:value-type="string">
            <text:p>Generalità</text:p>
          </table:table-cell>
          <table:table-cell office:value-type="string">
            <text:p>Generality</text:p>
          </table:table-cell>
          <table:table-cell/>
        </table:table-row>
        <table:table-row table:style-name="ro2">
          <table:table-cell office:value-type="string">
            <text:p>invoice.tab.content</text:p>
          </table:table-cell>
          <table:table-cell office:value-type="string">
            <text:p>Décompte</text:p>
          </table:table-cell>
          <table:table-cell office:value-type="string">
            <text:p>Il conto*</text:p>
          </table:table-cell>
          <table:table-cell office:value-type="string">
            <text:p>Discount</text:p>
          </table:table-cell>
          <table:table-cell/>
        </table:table-row>
        <table:table-row table:style-name="ro2">
          <table:table-cell office:value-type="string">
            <text:p>invoice.reservations</text:p>
          </table:table-cell>
          <table:table-cell office:value-type="string">
            <text:p>Occupation de chambre :</text:p>
          </table:table-cell>
          <table:table-cell office:value-type="string">
            <text:p>Camera occupata:</text:p>
          </table:table-cell>
          <table:table-cell office:value-type="string">
            <text:p>Occupation of room:</text:p>
          </table:table-cell>
          <table:table-cell/>
        </table:table-row>
        <table:table-row table:style-name="ro2">
          <table:table-cell office:value-type="string">
            <text:p>invoice.articles</text:p>
          </table:table-cell>
          <table:table-cell office:value-type="string">
            <text:p>Autres articles :</text:p>
          </table:table-cell>
          <table:table-cell office:value-type="string">
            <text:p>Altri articoli:</text:p>
          </table:table-cell>
          <table:table-cell office:value-type="string">
            <text:p>Other articles:</text:p>
          </table:table-cell>
          <table:table-cell/>
        </table:table-row>
        <table:table-row table:style-name="ro2">
          <table:table-cell office:value-type="string">
            <text:p>invoice.id</text:p>
          </table:table-cell>
          <table:table-cell office:value-type="string">
            <text:p>N° de facture :</text:p>
          </table:table-cell>
          <table:table-cell office:value-type="string">
            <text:p>Numero di fattura:</text:p>
          </table:table-cell>
          <table:table-cell office:value-type="string">
            <text:p>Number of bill:</text:p>
          </table:table-cell>
          <table:table-cell/>
        </table:table-row>
        <table:table-row table:style-name="ro2">
          <table:table-cell office:value-type="string">
            <text:p>invoice.date-created</text:p>
          </table:table-cell>
          <table:table-cell office:value-type="string">
            <text:p>Date de création :</text:p>
          </table:table-cell>
          <table:table-cell office:value-type="string">
            <text:p>Data di creazione:</text:p>
          </table:table-cell>
          <table:table-cell office:value-type="string">
            <text:p>Date of creation:</text:p>
          </table:table-cell>
          <table:table-cell/>
        </table:table-row>
        <table:table-row table:style-name="ro2">
          <table:table-cell office:value-type="string">
            <text:p>invoice.status</text:p>
          </table:table-cell>
          <table:table-cell office:value-type="string">
            <text:p>État de la facture :</text:p>
          </table:table-cell>
          <table:table-cell office:value-type="string">
            <text:p>Stato dela fattura:</text:p>
          </table:table-cell>
          <table:table-cell office:value-type="string">
            <text:p>State of the bill:</text:p>
          </table:table-cell>
          <table:table-cell/>
        </table:table-row>
        <table:table-row table:style-name="ro2">
          <table:table-cell office:value-type="string">
            <text:p>invoice.status.open</text:p>
          </table:table-cell>
          <table:table-cell office:value-type="string">
            <text:p>En cours</text:p>
          </table:table-cell>
          <table:table-cell office:value-type="string">
            <text:p>In corso</text:p>
          </table:table-cell>
          <table:table-cell office:value-type="string">
            <text:p>Ongoing</text:p>
          </table:table-cell>
          <table:table-cell/>
        </table:table-row>
        <table:table-row table:style-name="ro2">
          <table:table-cell office:value-type="string">
            <text:p>invoice.status.payed</text:p>
          </table:table-cell>
          <table:table-cell office:value-type="string">
            <text:p>Payée</text:p>
          </table:table-cell>
          <table:table-cell office:value-type="string">
            <text:p>Pagato</text:p>
          </table:table-cell>
          <table:table-cell office:value-type="string">
            <text:p>Payed</text:p>
          </table:table-cell>
          <table:table-cell/>
        </table:table-row>
        <table:table-row table:style-name="ro2">
          <table:table-cell office:value-type="string">
            <text:p>invoice.modify-client</text:p>
          </table:table-cell>
          <table:table-cell office:value-type="string">
            <text:p>Modifier</text:p>
          </table:table-cell>
          <table:table-cell office:value-type="string">
            <text:p>Modifica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reservation.column.from-date</text:p>
          </table:table-cell>
          <table:table-cell office:value-type="string">
            <text:p>Arrivée</text:p>
          </table:table-cell>
          <table:table-cell office:value-type="string">
            <text:p>Arrivo</text:p>
          </table:table-cell>
          <table:table-cell office:value-type="string">
            <text:p>Arrival</text:p>
          </table:table-cell>
          <table:table-cell/>
        </table:table-row>
        <table:table-row table:style-name="ro2">
          <table:table-cell office:value-type="string">
            <text:p>reservation.column.to-date</text:p>
          </table:table-cell>
          <table:table-cell office:value-type="string">
            <text:p>Départ</text:p>
          </table:table-cell>
          <table:table-cell office:value-type="string">
            <text:p>Partenza</text:p>
          </table:table-cell>
          <table:table-cell office:value-type="string">
            <text:p>Departure</text:p>
          </table:table-cell>
          <table:table-cell/>
        </table:table-row>
        <table:table-row table:style-name="ro2">
          <table:table-cell office:value-type="string">
            <text:p>reservation.column.room-number</text:p>
          </table:table-cell>
          <table:table-cell office:value-type="string">
            <text:p>Chambre</text:p>
          </table:table-cell>
          <table:table-cell office:value-type="string">
            <text:p>Camera</text:p>
          </table:table-cell>
          <table:table-cell office:value-type="string">
            <text:p>Room</text:p>
          </table:table-cell>
          <table:table-cell/>
        </table:table-row>
        <table:table-row table:style-name="ro2">
          <table:table-cell office:value-type="string">
            <text:p>reservation.column.amount</text:p>
          </table:table-cell>
          <table:table-cell office:value-type="string">
            <text:p>Montant</text:p>
          </table:table-cell>
          <table:table-cell office:value-type="string">
            <text:p>Totale</text:p>
          </table:table-cell>
          <table:table-cell office:value-type="string">
            <text:p>Sum</text:p>
          </table:table-cell>
          <table:table-cell/>
        </table:table-row>
        <table:table-row table:style-name="ro2">
          <table:table-cell office:value-type="string">
            <text:p>invoice.search.firstname-lastname</text:p>
          </table:table-cell>
          <table:table-cell office:value-type="string">
            <text:p>Prénom | Nom :</text:p>
          </table:table-cell>
          <table:table-cell office:value-type="string">
            <text:p>Nome | Cognome:</text:p>
          </table:table-cell>
          <table:table-cell office:value-type="string">
            <text:p>Forname | Surname</text:p>
          </table:table-cell>
          <table:table-cell/>
        </table:table-row>
        <table:table-row table:style-name="ro2">
          <table:table-cell office:value-type="string">
            <text:p>button.close</text:p>
          </table:table-cell>
          <table:table-cell office:value-type="string">
            <text:p>Fermer</text:p>
          </table:table-cell>
          <table:table-cell office:value-type="string">
            <text:p>Chiudi</text:p>
          </table:table-cell>
          <table:table-cell office:value-type="string">
            <text:p>Close</text:p>
          </table:table-cell>
          <table:table-cell/>
        </table:table-row>
        <table:table-row table:style-name="ro2">
          <table:table-cell office:value-type="string">
            <text:p>invoice-item.column.article</text:p>
          </table:table-cell>
          <table:table-cell office:value-type="string">
            <text:p>Article</text:p>
          </table:table-cell>
          <table:table-cell office:value-type="string">
            <text:p>Articolo</text:p>
          </table:table-cell>
          <table:table-cell office:value-type="string">
            <text:p>Article</text:p>
          </table:table-cell>
          <table:table-cell/>
        </table:table-row>
        <table:table-row table:style-name="ro2">
          <table:table-cell office:value-type="string">
            <text:p>invoice-item.column.price</text:p>
          </table:table-cell>
          <table:table-cell office:value-type="string">
            <text:p>Prix</text:p>
          </table:table-cell>
          <table:table-cell office:value-type="string">
            <text:p>Prezzo</text:p>
          </table:table-cell>
          <table:table-cell office:value-type="string">
            <text:p>Price</text:p>
          </table:table-cell>
          <table:table-cell/>
        </table:table-row>
        <table:table-row table:style-name="ro2">
          <table:table-cell office:value-type="string">
            <text:p>invoice-item.column.quantity</text:p>
          </table:table-cell>
          <table:table-cell office:value-type="string">
            <text:p>Quantité</text:p>
          </table:table-cell>
          <table:table-cell office:value-type="string">
            <text:p>Quantità</text:p>
          </table:table-cell>
          <table:table-cell office:value-type="string">
            <text:p>Quantity</text:p>
          </table:table-cell>
          <table:table-cell/>
        </table:table-row>
        <table:table-row table:style-name="ro2">
          <table:table-cell office:value-type="string">
            <text:p>invoice-item.column.amount</text:p>
          </table:table-cell>
          <table:table-cell office:value-type="string">
            <text:p>Montant</text:p>
          </table:table-cell>
          <table:table-cell office:value-type="string">
            <text:p>Totale</text:p>
          </table:table-cell>
          <table:table-cell office:value-type="string">
            <text:p>Sum</text:p>
          </table:table-cell>
          <table:table-cell/>
        </table:table-row>
        <table:table-row table:style-name="ro2">
          <table:table-cell office:value-type="string">
            <text:p>main.tab.hotel</text:p>
          </table:table-cell>
          <table:table-cell office:value-type="string">
            <text:p>Hôtel</text:p>
          </table:table-cell>
          <table:table-cell office:value-type="string">
            <text:p>Albergo</text:p>
          </table:table-cell>
          <table:table-cell office:value-type="string">
            <text:p>Hotel</text:p>
          </table:table-cell>
          <table:table-cell/>
        </table:table-row>
        <table:table-row table:style-name="ro2">
          <table:table-cell office:value-type="string">
            <text:p>hotel.chain</text:p>
          </table:table-cell>
          <table:table-cell office:value-type="string">
            <text:p>Groupe :</text:p>
          </table:table-cell>
          <table:table-cell office:value-type="string">
            <text:p>Gruppo:</text:p>
          </table:table-cell>
          <table:table-cell office:value-type="string">
            <text:p>Group:</text:p>
          </table:table-cell>
          <table:table-cell/>
        </table:table-row>
        <table:table-row table:style-name="ro2">
          <table:table-cell office:value-type="string">
            <text:p>hotel.name</text:p>
          </table:table-cell>
          <table:table-cell office:value-type="string">
            <text:p>Nom :</text:p>
          </table:table-cell>
          <table:table-cell office:value-type="string">
            <text:p>Cognome:</text:p>
          </table:table-cell>
          <table:table-cell office:value-type="string">
            <text:p>Name:</text:p>
          </table:table-cell>
          <table:table-cell/>
        </table:table-row>
        <table:table-row table:style-name="ro2">
          <table:table-cell office:value-type="string">
            <text:p>hotel.address</text:p>
          </table:table-cell>
          <table:table-cell office:value-type="string">
            <text:p>Adresse :</text:p>
          </table:table-cell>
          <table:table-cell office:value-type="string">
            <text:p>Indirizzo:</text:p>
          </table:table-cell>
          <table:table-cell office:value-type="string">
            <text:p>Address</text:p>
          </table:table-cell>
          <table:table-cell/>
        </table:table-row>
        <table:table-row table:style-name="ro2">
          <table:table-cell office:value-type="string">
            <text:p>hotel.zip-city</text:p>
          </table:table-cell>
          <table:table-cell office:value-type="string">
            <text:p>Code Postal | Localité :</text:p>
          </table:table-cell>
          <table:table-cell office:value-type="string">
            <text:p>CAP | Comune:</text:p>
          </table:table-cell>
          <table:table-cell office:value-type="string">
            <text:p>ZIP | City: </text:p>
          </table:table-cell>
          <table:table-cell/>
        </table:table-row>
        <table:table-row table:style-name="ro2">
          <table:table-cell office:value-type="string">
            <text:p>hotel.phone-fax</text:p>
          </table:table-cell>
          <table:table-cell office:value-type="string">
            <text:p>Téléphone | Télécopie :</text:p>
          </table:table-cell>
          <table:table-cell office:value-type="string">
            <text:p>Telefono | Fax:</text:p>
          </table:table-cell>
          <table:table-cell office:value-type="string">
            <text:p>Phone | Fax:</text:p>
          </table:table-cell>
          <table:table-cell/>
        </table:table-row>
        <table:table-row table:style-name="ro2">
          <table:table-cell office:value-type="string">
            <text:p>hotel.email-web</text:p>
          </table:table-cell>
          <table:table-cell office:value-type="string">
            <text:p>Courriel | Web :</text:p>
          </table:table-cell>
          <table:table-cell office:value-type="string">
            <text:p>E-Mail | Web:</text:p>
          </table:table-cell>
          <table:table-cell office:value-type="string">
            <text:p>Email | Web:</text:p>
          </table:table-cell>
          <table:table-cell/>
        </table:table-row>
        <table:table-row table:style-name="ro2">
          <table:table-cell office:value-type="string">
            <text:p>hotel.state-country</text:p>
          </table:table-cell>
          <table:table-cell office:value-type="string">
            <text:p>Département | Pays :</text:p>
          </table:table-cell>
          <table:table-cell office:value-type="string">
            <text:p>Provincia | Nazione: </text:p>
          </table:table-cell>
          <table:table-cell office:value-type="string">
            <text:p>Region | Country:</text:p>
          </table:table-cell>
          <table:table-cell/>
        </table:table-row>
        <table:table-row table:style-name="ro2">
          <table:table-cell office:value-type="string">
            <text:p>hotel.rate</text:p>
          </table:table-cell>
          <table:table-cell office:value-type="string">
            <text:p>Catégorie :</text:p>
          </table:table-cell>
          <table:table-cell office:value-type="string">
            <text:p>Categoria:</text:p>
          </table:table-cell>
          <table:table-cell office:value-type="string">
            <text:p>Category:</text:p>
          </table:table-cell>
          <table:table-cell/>
        </table:table-row>
        <table:table-row table:style-name="ro2">
          <table:table-cell office:value-type="string">
            <text:p>hotel.button.modify</text:p>
          </table:table-cell>
          <table:table-cell office:value-type="string">
            <text:p>Modifier</text:p>
          </table:table-cell>
          <table:table-cell office:value-type="string">
            <text:p>Modifica</text:p>
          </table:table-cell>
          <table:table-cell office:value-type="string">
            <text:p>Edit</text:p>
          </table:table-cell>
          <table:table-cell/>
        </table:table-row>
        <table:table-row table:style-name="ro2">
          <table:table-cell office:value-type="string">
            <text:p>hotel.button.validate</text:p>
          </table:table-cell>
          <table:table-cell office:value-type="string">
            <text:p>Valider</text:p>
          </table:table-cell>
          <table:table-cell office:value-type="string">
            <text:p>Conferma</text:p>
          </table:table-cell>
          <table:table-cell office:value-type="string">
            <text:p>Validate</text:p>
          </table:table-cell>
          <table:table-cell/>
        </table:table-row>
        <table:table-row table:style-name="ro2">
          <table:table-cell office:value-type="string">
            <text:p>hotel.rate.0</text:p>
          </table:table-cell>
          <table:table-cell office:value-type="string">
            <text:p>Aucune</text:p>
          </table:table-cell>
          <table:table-cell office:value-type="string">
            <text:p>Nessuna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hotel.rate.1</text:p>
          </table:table-cell>
          <table:table-cell office:value-type="string">
            <text:p>1 Étoile <text:s/>*</text:p>
          </table:table-cell>
          <table:table-cell office:value-type="string">
            <text:p>1 Stella *</text:p>
          </table:table-cell>
          <table:table-cell office:value-type="string">
            <text:p>1 Star <text:s text:c="2"/>*</text:p>
          </table:table-cell>
          <table:table-cell/>
        </table:table-row>
        <table:table-row table:style-name="ro2">
          <table:table-cell office:value-type="string">
            <text:p>hotel.rate.2</text:p>
          </table:table-cell>
          <table:table-cell office:value-type="string">
            <text:p>2 Étoiles **</text:p>
          </table:table-cell>
          <table:table-cell office:value-type="string">
            <text:p>2 Stelle **</text:p>
          </table:table-cell>
          <table:table-cell office:value-type="string">
            <text:p>2 Stars **</text:p>
          </table:table-cell>
          <table:table-cell/>
        </table:table-row>
        <table:table-row table:style-name="ro2">
          <table:table-cell office:value-type="string">
            <text:p>hotel.rate.3</text:p>
          </table:table-cell>
          <table:table-cell office:value-type="string">
            <text:p>3 Étoiles ***</text:p>
          </table:table-cell>
          <table:table-cell office:value-type="string">
            <text:p>3 Stelle ***</text:p>
          </table:table-cell>
          <table:table-cell office:value-type="string">
            <text:p>3 Stars ***</text:p>
          </table:table-cell>
          <table:table-cell/>
        </table:table-row>
        <table:table-row table:style-name="ro2">
          <table:table-cell office:value-type="string">
            <text:p>hotel.rate.4</text:p>
          </table:table-cell>
          <table:table-cell office:value-type="string">
            <text:p>4 Étoiles ****</text:p>
          </table:table-cell>
          <table:table-cell office:value-type="string">
            <text:p>4 Stelle ****</text:p>
          </table:table-cell>
          <table:table-cell table:style-name="ce5" office:value-type="string">
            <text:p>4 Stars ****</text:p>
          </table:table-cell>
          <table:table-cell/>
        </table:table-row>
        <table:table-row table:style-name="ro2">
          <table:table-cell office:value-type="string">
            <text:p>hotel.rate.5</text:p>
          </table:table-cell>
          <table:table-cell office:value-type="string">
            <text:p>5 Étoiles *****</text:p>
          </table:table-cell>
          <table:table-cell office:value-type="string">
            <text:p>5 Stelle *****</text:p>
          </table:table-cell>
          <table:table-cell table:style-name="ce5" office:value-type="string">
            <text:p>5 Stars *****</text:p>
          </table:table-cell>
          <table:table-cell/>
        </table:table-row>
        <table:table-row table:style-name="ro1">
          <table:table-cell office:value-type="string">
            <text:p>error.hotel.unknown</text:p>
          </table:table-cell>
          <table:table-cell office:value-type="string">
            <text:p>Il y a eu une erreur lors de l'enregistrement:</text:p>
          </table:table-cell>
          <table:table-cell office:value-type="string">
            <text:p>E' stato riscontrato un errore in fase di memorizzazione:</text:p>
          </table:table-cell>
          <table:table-cell table:number-columns-repeated="2"/>
        </table:table-row>
        <table:table-row table:style-name="ro2">
          <table:table-cell office:value-type="string">
            <text:p>menu.config</text:p>
          </table:table-cell>
          <table:table-cell office:value-type="string">
            <text:p>Configuration</text:p>
          </table:table-cell>
          <table:table-cell office:value-type="string">
            <text:p>Configurazione</text:p>
          </table:table-cell>
          <table:table-cell office:value-type="string">
            <text:p>Configuration</text:p>
          </table:table-cell>
          <table:table-cell/>
        </table:table-row>
        <table:table-row table:style-name="ro2">
          <table:table-cell office:value-type="string">
            <text:p>menu.help.what</text:p>
          </table:table-cell>
          <table:table-cell office:value-type="string">
            <text:p>Qu'est-ce que c'est ?</text:p>
          </table:table-cell>
          <table:table-cell office:value-type="string">
            <text:p>Che cos'è?</text:p>
          </table:table-cell>
          <table:table-cell office:value-type="string">
            <text:p>What is it?</text:p>
          </table:table-cell>
          <table:table-cell/>
        </table:table-row>
        <table:table-row table:style-name="ro2">
          <table:table-cell office:value-type="string">
            <text:p>menu.help.about</text:p>
          </table:table-cell>
          <table:table-cell office:value-type="string">
            <text:p>A propos</text:p>
          </table:table-cell>
          <table:table-cell office:value-type="string">
            <text:p>A proposito</text:p>
          </table:table-cell>
          <table:table-cell office:value-type="string">
            <text:p>About</text:p>
          </table:table-cell>
          <table:table-cell/>
        </table:table-row>
        <table:table-row table:style-name="ro2">
          <table:table-cell office:value-type="string">
            <text:p>menu.help.introduction</text:p>
          </table:table-cell>
          <table:table-cell office:value-type="string">
            <text:p>Introduction à LIGHTeasyGuest</text:p>
          </table:table-cell>
          <table:table-cell office:value-type="string">
            <text:p>Introduzione LIGHTeasyGuest</text:p>
          </table:table-cell>
          <table:table-cell table:style-name="ce5" office:value-type="string">
            <text:p><text:span text:style-name="T1">Introduction to LIGHTeasyGuest</text:span></text:p>
          </table:table-cell>
          <table:table-cell/>
        </table:table-row>
        <table:table-row table:style-name="ro2">
          <table:table-cell office:value-type="string">
            <text:p>menu.help.content</text:p>
          </table:table-cell>
          <table:table-cell office:value-type="string">
            <text:p>Contenu</text:p>
          </table:table-cell>
          <table:table-cell office:value-type="string">
            <text:p>Contenuto</text:p>
          </table:table-cell>
          <table:table-cell office:value-type="string">
            <text:p>Content</text:p>
          </table:table-cell>
          <table:table-cell/>
        </table:table-row>
        <table:table-row table:style-name="ro2">
          <table:table-cell office:value-type="string">
            <text:p>main.rubric.0</text:p>
          </table:table-cell>
          <table:table-cell office:value-type="string">
            <text:p>Résumé</text:p>
          </table:table-cell>
          <table:table-cell office:value-type="string">
            <text:p>Riassunto</text:p>
          </table:table-cell>
          <table:table-cell office:value-type="string">
            <text:p>Summary</text:p>
          </table:table-cell>
          <table:table-cell/>
        </table:table-row>
        <table:table-row table:style-name="ro2">
          <table:table-cell office:value-type="string">
            <text:p>main.rubric.1</text:p>
          </table:table-cell>
          <table:table-cell office:value-type="string">
            <text:p>Réservation</text:p>
          </table:table-cell>
          <table:table-cell office:value-type="string">
            <text:p>Prenotazioni</text:p>
          </table:table-cell>
          <table:table-cell office:value-type="string">
            <text:p>Reservation</text:p>
          </table:table-cell>
          <table:table-cell/>
        </table:table-row>
        <table:table-row table:style-name="ro2">
          <table:table-cell office:value-type="string">
            <text:p>main.rubric.2</text:p>
          </table:table-cell>
          <table:table-cell office:value-type="string">
            <text:p>Factures</text:p>
          </table:table-cell>
          <table:table-cell office:value-type="string">
            <text:p>Fattori</text:p>
          </table:table-cell>
          <table:table-cell office:value-type="string">
            <text:p>Invoices</text:p>
          </table:table-cell>
          <table:table-cell/>
        </table:table-row>
        <table:table-row table:style-name="ro2">
          <table:table-cell office:value-type="string">
            <text:p>main.rubric.3</text:p>
          </table:table-cell>
          <table:table-cell office:value-type="string">
            <text:p>Chambres</text:p>
          </table:table-cell>
          <table:table-cell office:value-type="string">
            <text:p>Camere</text:p>
          </table:table-cell>
          <table:table-cell office:value-type="string">
            <text:p>Rooms</text:p>
          </table:table-cell>
          <table:table-cell/>
        </table:table-row>
        <table:table-row table:style-name="ro2">
          <table:table-cell office:value-type="string">
            <text:p>main.rubric.4</text:p>
          </table:table-cell>
          <table:table-cell office:value-type="string">
            <text:p>Chambres</text:p>
          </table:table-cell>
          <table:table-cell office:value-type="string">
            <text:p>Camere</text:p>
          </table:table-cell>
          <table:table-cell table:style-name="ce5" office:value-type="string">
            <text:p><text:span text:style-name="T1">Rooms</text:span></text:p>
          </table:table-cell>
          <table:table-cell/>
        </table:table-row>
        <table:table-row table:style-name="ro2">
          <table:table-cell office:value-type="string">
            <text:p>main.rubric.5</text:p>
          </table:table-cell>
          <table:table-cell office:value-type="string">
            <text:p>Articles</text:p>
          </table:table-cell>
          <table:table-cell office:value-type="string">
            <text:p>Articoli</text:p>
          </table:table-cell>
          <table:table-cell office:value-type="string">
            <text:p>Aticles</text:p>
          </table:table-cell>
          <table:table-cell/>
        </table:table-row>
        <table:table-row table:style-name="ro2">
          <table:table-cell office:value-type="string">
            <text:p>main.rubric.6</text:p>
          </table:table-cell>
          <table:table-cell office:value-type="string">
            <text:p>Hôtel</text:p>
          </table:table-cell>
          <table:table-cell office:value-type="string">
            <text:p>Albergo</text:p>
          </table:table-cell>
          <table:table-cell office:value-type="string">
            <text:p>Hotel</text:p>
          </table:table-cell>
          <table:table-cell/>
        </table:table-row>
        <table:table-row table:style-name="ro2">
          <table:table-cell office:value-type="string">
            <text:p>map.legend.reservation</text:p>
          </table:table-cell>
          <table:table-cell office:value-type="string">
            <text:p>Réservée</text:p>
          </table:table-cell>
          <table:table-cell office:value-type="string">
            <text:p>Riservato</text:p>
          </table:table-cell>
          <table:table-cell office:value-type="string">
            <text:p>Reserved</text:p>
          </table:table-cell>
          <table:table-cell/>
        </table:table-row>
        <table:table-row table:style-name="ro2">
          <table:table-cell office:value-type="string">
            <text:p>map.legend.occupation</text:p>
          </table:table-cell>
          <table:table-cell office:value-type="string">
            <text:p>Occupée</text:p>
          </table:table-cell>
          <table:table-cell office:value-type="string">
            <text:p>Occupato</text:p>
          </table:table-cell>
          <table:table-cell office:value-type="string">
            <text:p>Occupied</text:p>
          </table:table-cell>
          <table:table-cell/>
        </table:table-row>
        <table:table-row table:style-name="ro2">
          <table:table-cell office:value-type="string">
            <text:p>map.legend.liberation</text:p>
          </table:table-cell>
          <table:table-cell office:value-type="string">
            <text:p>Libérée</text:p>
          </table:table-cell>
          <table:table-cell office:value-type="string">
            <text:p>Liberata</text:p>
          </table:table-cell>
          <table:table-cell office:value-type="string">
            <text:p>Liberate</text:p>
          </table:table-cell>
          <table:table-cell/>
        </table:table-row>
        <table:table-row table:style-name="ro2">
          <table:table-cell office:value-type="string">
            <text:p>map.legend.annulment</text:p>
          </table:table-cell>
          <table:table-cell office:value-type="string">
            <text:p>Annulée</text:p>
          </table:table-cell>
          <table:table-cell office:value-type="string">
            <text:p>Annullata</text:p>
          </table:table-cell>
          <table:table-cell office:value-type="string">
            <text:p>Canceled</text:p>
          </table:table-cell>
          <table:table-cell/>
        </table:table-row>
        <table:table-row table:style-name="ro2">
          <table:table-cell office:value-type="string">
            <text:p>invoice.search.byroom</text:p>
          </table:table-cell>
          <table:table-cell office:value-type="string">
            <text:p>Par chambre</text:p>
          </table:table-cell>
          <table:table-cell office:value-type="string">
            <text:p>Per camera</text:p>
          </table:table-cell>
          <table:table-cell office:value-type="string">
            <text:p>By room</text:p>
          </table:table-cell>
          <table:table-cell/>
        </table:table-row>
        <table:table-row table:style-name="ro2">
          <table:table-cell office:value-type="string">
            <text:p>invoice.search.room-number</text:p>
          </table:table-cell>
          <table:table-cell office:value-type="string">
            <text:p>N° chambre :</text:p>
          </table:table-cell>
          <table:table-cell office:value-type="string">
            <text:p>Numero camera:</text:p>
          </table:table-cell>
          <table:table-cell office:value-type="string">
            <text:p>Number room:</text:p>
          </table:table-cell>
          <table:table-cell/>
        </table:table-row>
        <table:table-row table:style-name="ro2">
          <table:table-cell office:value-type="string">
            <text:p>comment.datetoday</text:p>
          </table:table-cell>
          <table:table-cell office:value-type="string">
            <text:p>Aujourd'hui nous sommes le </text:p>
          </table:table-cell>
          <table:table-cell office:value-type="string">
            <text:p>Oggi è il</text:p>
          </table:table-cell>
          <table:table-cell office:value-type="string">
            <text:p>Today we are </text:p>
          </table:table-cell>
          <table:table-cell/>
        </table:table-row>
        <table:table-row table:style-name="ro2">
          <table:table-cell office:value-type="string">
            <text:p>dialog.close</text:p>
          </table:table-cell>
          <table:table-cell office:value-type="string">
            <text:p>Fermer</text:p>
          </table:table-cell>
          <table:table-cell office:value-type="string">
            <text:p>Chiudi</text:p>
          </table:table-cell>
          <table:table-cell office:value-type="string">
            <text:p>Close </text:p>
          </table:table-cell>
          <table:table-cell/>
        </table:table-row>
        <table:table-row table:style-name="ro2">
          <table:table-cell office:value-type="string">
            <text:p>room.dialog.title</text:p>
          </table:table-cell>
          <table:table-cell office:value-type="string">
            <text:p>Configuration des types et des chambres</text:p>
          </table:table-cell>
          <table:table-cell office:value-type="string">
            <text:p>Configurazione dei tipi e delle camere</text:p>
          </table:table-cell>
          <table:table-cell office:value-type="string">
            <text:p>Configuration of types and rooms</text:p>
          </table:table-cell>
          <table:table-cell/>
        </table:table-row>
        <table:table-row table:style-name="ro2">
          <table:table-cell office:value-type="string">
            <text:p>menu.config.rooms</text:p>
          </table:table-cell>
          <table:table-cell office:value-type="string">
            <text:p>Chambres...</text:p>
          </table:table-cell>
          <table:table-cell office:value-type="string">
            <text:p>Camere...</text:p>
          </table:table-cell>
          <table:table-cell office:value-type="string">
            <text:p>Rooms...</text:p>
          </table:table-cell>
          <table:table-cell/>
        </table:table-row>
        <table:table-row table:style-name="ro1">
          <table:table-cell office:value-type="string">
            <text:p>summary.date-format</text:p>
          </table:table-cell>
          <table:table-cell office:value-type="string">
            <text:p>EEEE d MMMM yyyy</text:p>
          </table:table-cell>
          <table:table-cell table:style-name="ce3" office:value-type="string">
            <text:p>EEEE d MMMM yyyy</text:p>
          </table:table-cell>
          <table:table-cell table:number-columns-repeated="2"/>
        </table:table-row>
        <table:table-row table:style-name="ro3">
          <table:table-cell office:value-type="string">
            <text:p>language</text:p>
          </table:table-cell>
          <table:table-cell office:value-type="string">
            <text:p>fr</text:p>
          </table:table-cell>
          <table:table-cell office:value-type="string">
            <text:p>it</text:p>
          </table:table-cell>
          <table:table-cell office:value-type="string">
            <text:p>en</text:p>
          </table:table-cell>
          <table:table-cell/>
        </table:table-row>
        <table:table-row table:style-name="ro2">
          <table:table-cell office:value-type="string">
            <text:p>error.reservation.nullname</text:p>
          </table:table-cell>
          <table:table-cell office:value-type="string">
            <text:p>Vous devez saisir au moins un nom ou un nom de société.</text:p>
          </table:table-cell>
          <table:table-cell office:value-type="string">
            <text:p>Devi impostare almeno un nome o una ditta</text:p>
          </table:table-cell>
          <table:table-cell office:value-type="string">
            <text:p>You must enter at least a surname or a name of society.</text:p>
          </table:table-cell>
          <table:table-cell/>
        </table:table-row>
        <table:table-row table:style-name="ro2">
          <table:table-cell office:value-type="string">
            <text:p>error.reservation.register</text:p>
          </table:table-cell>
          <table:table-cell office:value-type="string">
            <text:p>Réservation : enregistrement</text:p>
          </table:table-cell>
          <table:table-cell office:value-type="string">
            <text:p>Prenotazione: memorizzazione</text:p>
          </table:table-cell>
          <table:table-cell office:value-type="string">
            <text:p>Reservation: recording</text:p>
          </table:table-cell>
          <table:table-cell/>
        </table:table-row>
        <table:table-row table:style-name="ro2">
          <table:table-cell office:value-type="string">
            <text:p>question.reservation.move_departure</text:p>
          </table:table-cell>
          <table:table-cell office:value-type="string">
            <text:p>Voulez-vous déplacer la date de départ ?</text:p>
          </table:table-cell>
          <table:table-cell office:value-type="string">
            <text:p>Vuoi scegliere la data di partenza?</text:p>
          </table:table-cell>
          <table:table-cell office:value-type="string">
            <text:p>Do you want to move the departure date?</text:p>
          </table:table-cell>
          <table:table-cell/>
        </table:table-row>
        <table:table-row table:style-name="ro2">
          <table:table-cell office:value-type="string">
            <text:p>question.reservation.move_arrival</text:p>
          </table:table-cell>
          <table:table-cell office:value-type="string">
            <text:p>Voulez-vous déplacer la date d'arrivée ?</text:p>
          </table:table-cell>
          <table:table-cell office:value-type="string">
            <text:p>Vuoi scegliere la data di arrivo?</text:p>
          </table:table-cell>
          <table:table-cell office:value-type="string">
            <text:p>Do you want to move the date of arrival?</text:p>
          </table:table-cell>
          <table:table-cell/>
        </table:table-row>
        <table:table-row table:style-name="ro2">
          <table:table-cell office:value-type="string">
            <text:p>question.reservation.title.move-date</text:p>
          </table:table-cell>
          <table:table-cell office:value-type="string">
            <text:p>Déplacement de date</text:p>
          </table:table-cell>
          <table:table-cell office:value-type="string">
            <text:p>Modifica data</text:p>
          </table:table-cell>
          <table:table-cell office:value-type="string">
            <text:p>Displacement of date</text:p>
          </table:table-cell>
          <table:table-cell/>
        </table:table-row>
        <table:table-row table:style-name="ro2">
          <table:table-cell office:value-type="string">
            <text:p>input-error.title</text:p>
          </table:table-cell>
          <table:table-cell office:value-type="string">
            <text:p>Erreur de saisie</text:p>
          </table:table-cell>
          <table:table-cell office:value-type="string">
            <text:p>Errore di inserimento</text:p>
          </table:table-cell>
          <table:table-cell office:value-type="string">
            <text:p>Error of entry</text:p>
          </table:table-cell>
          <table:table-cell/>
        </table:table-row>
        <table:table-row table:style-name="ro2">
          <table:table-cell office:value-type="string">
            <text:p>question.reservation.title.move</text:p>
          </table:table-cell>
          <table:table-cell office:value-type="string">
            <text:p>Déplacement de réservation</text:p>
          </table:table-cell>
          <table:table-cell office:value-type="string">
            <text:p>Modifica prenotazione</text:p>
          </table:table-cell>
          <table:table-cell table:style-name="ce5" office:value-type="string">
            <text:p><text:span text:style-name="T1">Displacement of reservation</text:span></text:p>
          </table:table-cell>
          <table:table-cell/>
        </table:table-row>
        <table:table-row table:style-name="ro2">
          <table:table-cell office:value-type="string">
            <text:p>question.reservation.move_bar</text:p>
          </table:table-cell>
          <table:table-cell office:value-type="string">
            <text:p>Voulez-vous déplacer la barre de réservation ?</text:p>
          </table:table-cell>
          <table:table-cell office:value-type="string">
            <text:p>Vuoi modificare la prenotazione?</text:p>
          </table:table-cell>
          <table:table-cell table:style-name="ce5" office:value-type="string">
            <text:p><text:span text:style-name="T1">Do you want to move the bar of reservation?</text:span></text:p>
          </table:table-cell>
          <table:table-cell/>
        </table:table-row>
        <table:table-row table:style-name="ro1">
          <table:table-cell office:value-type="string">
            <text:p>country</text:p>
          </table:table-cell>
          <table:table-cell office:value-type="string">
            <text:p>FR</text:p>
          </table:table-cell>
          <table:table-cell office:value-type="string">
            <text:p>IT</text:p>
          </table:table-cell>
          <table:table-cell office:value-type="string">
            <text:p>EN</text:p>
          </table:table-cell>
          <table:table-cell/>
        </table:table-row>
        <table:table-row table:style-name="ro2">
          <table:table-cell office:value-type="string">
            <text:p>dialog.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2">
          <table:table-cell office:value-type="string">
            <text:p>dialog.cancel</text:p>
          </table:table-cell>
          <table:table-cell office:value-type="string">
            <text:p>Annuler</text:p>
          </table:table-cell>
          <table:table-cell office:value-type="string">
            <text:p>Annulla</text:p>
          </table:table-cell>
          <table:table-cell office:value-type="string">
            <text:p>Cancel</text:p>
          </table:table-cell>
          <table:table-cell/>
        </table:table-row>
        <table:table-row table:style-name="ro2">
          <table:table-cell office:value-type="string">
            <text:p>menu.config.tariff</text:p>
          </table:table-cell>
          <table:table-cell office:value-type="string">
            <text:p>Tarifs...</text:p>
          </table:table-cell>
          <table:table-cell office:value-type="string">
            <text:p>Tariffe...</text:p>
          </table:table-cell>
          <table:table-cell office:value-type="string">
            <text:p>Tariffs...</text:p>
          </table:table-cell>
          <table:table-cell/>
        </table:table-row>
        <table:table-row table:style-name="ro2">
          <table:table-cell office:value-type="string">
            <text:p>menu.config.hotel</text:p>
          </table:table-cell>
          <table:table-cell office:value-type="string">
            <text:p>Hôtel...</text:p>
          </table:table-cell>
          <table:table-cell office:value-type="string">
            <text:p>Albergo...</text:p>
          </table:table-cell>
          <table:table-cell office:value-type="string">
            <text:p>Hotel...</text:p>
          </table:table-cell>
          <table:table-cell/>
        </table:table-row>
        <table:table-row table:style-name="ro2">
          <table:table-cell office:value-type="string">
            <text:p>map.textfield.calendar.year</text:p>
          </table:table-cell>
          <table:table-cell office:value-type="string">
            <text:p>Année (saisir un nombre puis &lt;Entrée&gt;)</text:p>
          </table:table-cell>
          <table:table-cell office:value-type="string">
            <text:p>Anno (scegli un nomero e premi &lt;Invio&gt;)</text:p>
          </table:table-cell>
          <table:table-cell office:value-type="string">
            <text:p>Year (enter a number then type &lt;Enter&gt;)</text:p>
          </table:table-cell>
          <table:table-cell/>
        </table:table-row>
        <table:table-row table:style-name="ro2">
          <table:table-cell office:value-type="string">
            <text:p>map.combobox.calendar.month</text:p>
          </table:table-cell>
          <table:table-cell office:value-type="string">
            <text:p>Mois (cliquer et sélectionner)</text:p>
          </table:table-cell>
          <table:table-cell office:value-type="string">
            <text:p>Mese (clicca e seleziona)</text:p>
          </table:table-cell>
          <table:table-cell office:value-type="string">
            <text:p>Month (click and choose)</text:p>
          </table:table-cell>
          <table:table-cell/>
        </table:table-row>
        <table:table-row table:style-name="ro2">
          <table:table-cell office:value-type="string">
            <text:p>error.calendar.nullyear</text:p>
          </table:table-cell>
          <table:table-cell office:value-type="string">
            <text:p>Vous devez saisir une année</text:p>
          </table:table-cell>
          <table:table-cell office:value-type="string">
            <text:p>Devi scegliere un anno</text:p>
          </table:table-cell>
          <table:table-cell office:value-type="string">
            <text:p>You must enter one year.</text:p>
          </table:table-cell>
          <table:table-cell/>
        </table:table-row>
        <table:table-row table:style-name="ro2">
          <table:table-cell office:value-type="string">
            <text:p>error.calendar.formatyear</text:p>
          </table:table-cell>
          <table:table-cell office:value-type="string">
            <text:p>Il y une erreur dans le format de l'année. Veuillez vérifier (4 chiffres)</text:p>
          </table:table-cell>
          <table:table-cell office:value-type="string">
            <text:p>C'è un errore nel formato dell'anno. Per favore verifica (4 cifre)</text:p>
          </table:table-cell>
          <table:table-cell office:value-type="string">
            <text:p>It there an error in the format of the year. Please prove (4 digits)</text:p>
          </table:table-cell>
          <table:table-cell/>
        </table:table-row>
        <table:table-row table:style-name="ro2">
          <table:table-cell office:value-type="string">
            <text:p>hotel.title</text:p>
          </table:table-cell>
          <table:table-cell office:value-type="string">
            <text:p>Informations sur l'hôtel</text:p>
          </table:table-cell>
          <table:table-cell office:value-type="string">
            <text:p>Informazioni albergo</text:p>
          </table:table-cell>
          <table:table-cell office:value-type="string">
            <text:p>Information on the hotel</text:p>
          </table:table-cell>
          <table:table-cell/>
        </table:table-row>
        <table:table-row table:style-name="ro2">
          <table:table-cell office:value-type="string">
            <text:p>menu.config.articles</text:p>
          </table:table-cell>
          <table:table-cell office:value-type="string">
            <text:p>Articles...</text:p>
          </table:table-cell>
          <table:table-cell office:value-type="string">
            <text:p>Articoli...</text:p>
          </table:table-cell>
          <table:table-cell office:value-type="string">
            <text:p>Articles...</text:p>
          </table:table-cell>
          <table:table-cell/>
        </table:table-row>
        <table:table-row table:style-name="ro2">
          <table:table-cell office:value-type="string">
            <text:p>error.calendar.lengthyear</text:p>
          </table:table-cell>
          <table:table-cell office:value-type="string">
            <text:p>Veuillez saisir 4 chiffres pour l'année</text:p>
          </table:table-cell>
          <table:table-cell office:value-type="string">
            <text:p>Inserisci 4 cifre per l'anno</text:p>
          </table:table-cell>
          <table:table-cell office:value-type="string">
            <text:p>Please type 4 digits for the year</text:p>
          </table:table-cell>
          <table:table-cell/>
        </table:table-row>
        <table:table-row table:style-name="ro2">
          <table:table-cell office:value-type="string">
            <text:p>invoice.print</text:p>
          </table:table-cell>
          <table:table-cell office:value-type="string">
            <text:p>Imprimer...</text:p>
          </table:table-cell>
          <table:table-cell office:value-type="string">
            <text:p>Stampa...</text:p>
          </table:table-cell>
          <table:table-cell office:value-type="string">
            <text:p>Print</text:p>
          </table:table-cell>
          <table:table-cell/>
        </table:table-row>
        <table:table-row table:style-name="ro2">
          <table:table-cell office:value-type="string">
            <text:p>invoice.preview</text:p>
          </table:table-cell>
          <table:table-cell office:value-type="string">
            <text:p>Prévisualisation...</text:p>
          </table:table-cell>
          <table:table-cell office:value-type="string">
            <text:p>Anteprima...</text:p>
          </table:table-cell>
          <table:table-cell office:value-type="string">
            <text:p>Previsualization</text:p>
          </table:table-cell>
          <table:table-cell/>
        </table:table-row>
        <table:table-row table:style-name="ro2">
          <table:table-cell office:value-type="string">
            <text:p>dialog.about.tababout</text:p>
          </table:table-cell>
          <table:table-cell office:value-type="string">
            <text:p>A propos</text:p>
          </table:table-cell>
          <table:table-cell office:value-type="string">
            <text:p>A proposito</text:p>
          </table:table-cell>
          <table:table-cell office:value-type="string">
            <text:p>About</text:p>
          </table:table-cell>
          <table:table-cell/>
        </table:table-row>
        <table:table-row table:style-name="ro2">
          <table:table-cell office:value-type="string">
            <text:p>dialog.about.tabdetail</text:p>
          </table:table-cell>
          <table:table-cell office:value-type="string">
            <text:p>Détail</text:p>
          </table:table-cell>
          <table:table-cell office:value-type="string">
            <text:p>Dettagli</text:p>
          </table:table-cell>
          <table:table-cell office:value-type="string">
            <text:p>Detail</text:p>
          </table:table-cell>
          <table:table-cell/>
        </table:table-row>
        <table:table-row table:style-name="ro2">
          <table:table-cell office:value-type="string">
            <text:p>dialog.about.title</text:p>
          </table:table-cell>
          <table:table-cell office:value-type="string">
            <text:p>A propos LIGHTeasyGuest 1.01</text:p>
          </table:table-cell>
          <table:table-cell office:value-type="string">
            <text:p>A proposido di LIGHTeasyGuest 1.01</text:p>
          </table:table-cell>
          <table:table-cell table:style-name="ce5" office:value-type="string">
            <text:p><text:span text:style-name="T1">About LIGHTeasyGuest 1.01</text:span></text:p>
          </table:table-cell>
          <table:table-cell/>
        </table:table-row>
        <table:table-row table:style-name="ro2">
          <table:table-cell office:value-type="string">
            <text:p>dialog.about.tabdetail.labversion</text:p>
          </table:table-cell>
          <table:table-cell office:value-type="string">
            <text:p>Version produit :</text:p>
          </table:table-cell>
          <table:table-cell office:value-type="string">
            <text:p>Versione prodotto:</text:p>
          </table:table-cell>
          <table:table-cell office:value-type="string">
            <text:p>Product version:</text:p>
          </table:table-cell>
          <table:table-cell/>
        </table:table-row>
        <table:table-row table:style-name="ro2">
          <table:table-cell office:value-type="string">
            <text:p>dialog.about.tabdetail.labos</text:p>
          </table:table-cell>
          <table:table-cell office:value-type="string">
            <text:p>Sys. d'exploitation :</text:p>
          </table:table-cell>
          <table:table-cell table:style-name="ce3" office:value-type="string">
            <text:p>Sistema operativo:</text:p>
          </table:table-cell>
          <table:table-cell office:value-type="string">
            <text:p>Operating system:</text:p>
          </table:table-cell>
          <table:table-cell/>
        </table:table-row>
        <table:table-row table:style-name="ro2">
          <table:table-cell office:value-type="string">
            <text:p>dialog.about.tabdetail.labjava</text:p>
          </table:table-cell>
          <table:table-cell office:value-type="string">
            <text:p>Java :</text:p>
          </table:table-cell>
          <table:table-cell table:style-name="ce3" office:value-type="string">
            <text:p>Java:</text:p>
          </table:table-cell>
          <table:table-cell office:value-type="string">
            <text:p>Java:</text:p>
          </table:table-cell>
          <table:table-cell/>
        </table:table-row>
        <table:table-row table:style-name="ro2">
          <table:table-cell office:value-type="string">
            <text:p>dialog.about.tabdetail.labvm</text:p>
          </table:table-cell>
          <table:table-cell office:value-type="string">
            <text:p>VM :</text:p>
          </table:table-cell>
          <table:table-cell table:style-name="ce3" office:value-type="string">
            <text:p>VM:</text:p>
          </table:table-cell>
          <table:table-cell office:value-type="string">
            <text:p>VM:</text:p>
          </table:table-cell>
          <table:table-cell/>
        </table:table-row>
        <table:table-row table:style-name="ro2">
          <table:table-cell office:value-type="string">
            <text:p>dialog.about.tabdetail.labvendor</text:p>
          </table:table-cell>
          <table:table-cell office:value-type="string">
            <text:p>Vendeur :</text:p>
          </table:table-cell>
          <table:table-cell office:value-type="string">
            <text:p>Venditore:</text:p>
          </table:table-cell>
          <table:table-cell office:value-type="string">
            <text:p>Vendor:</text:p>
          </table:table-cell>
          <table:table-cell/>
        </table:table-row>
        <table:table-row table:style-name="ro2">
          <table:table-cell office:value-type="string">
            <text:p>dialog.about.tabdetail.labjavahome</text:p>
          </table:table-cell>
          <table:table-cell office:value-type="string">
            <text:p>Rép. Java :</text:p>
          </table:table-cell>
          <table:table-cell table:style-name="ce3" office:value-type="string">
            <text:p>Libreria Java:</text:p>
          </table:table-cell>
          <table:table-cell office:value-type="string">
            <text:p>Dir. Java</text:p>
          </table:table-cell>
          <table:table-cell/>
        </table:table-row>
        <table:table-row table:style-name="ro2">
          <table:table-cell office:value-type="string">
            <text:p>dialog.about.tabdetail.labsyslocal</text:p>
          </table:table-cell>
          <table:table-cell office:value-type="string">
            <text:p>Sys. local :</text:p>
          </table:table-cell>
          <table:table-cell office:value-type="string">
            <text:p>Localizzazione:</text:p>
          </table:table-cell>
          <table:table-cell office:value-type="string">
            <text:p>Localization:</text:p>
          </table:table-cell>
          <table:table-cell/>
        </table:table-row>
        <table:table-row table:style-name="ro2">
          <table:table-cell office:value-type="string">
            <text:p>dialog.about.tabdetail.labusername</text:p>
          </table:table-cell>
          <table:table-cell office:value-type="string">
            <text:p>Utilisateur :</text:p>
          </table:table-cell>
          <table:table-cell office:value-type="string">
            <text:p>Utente:</text:p>
          </table:table-cell>
          <table:table-cell office:value-type="string">
            <text:p>User:</text:p>
          </table:table-cell>
          <table:table-cell/>
        </table:table-row>
        <table:table-row table:style-name="ro2">
          <table:table-cell office:value-type="string">
            <text:p>dialog.about.tabdetail.labdirinstall</text:p>
          </table:table-cell>
          <table:table-cell office:value-type="string">
            <text:p>Rép. d'installation :</text:p>
          </table:table-cell>
          <table:table-cell office:value-type="string">
            <text:p>Dir. di installazione:</text:p>
          </table:table-cell>
          <table:table-cell office:value-type="string">
            <text:p>Dir. of installation</text:p>
          </table:table-cell>
          <table:table-cell/>
        </table:table-row>
        <table:table-row table:style-name="ro2">
          <table:table-cell office:value-type="string">
            <text:p>dialog.about.tabdetail.labdiruser</text:p>
          </table:table-cell>
          <table:table-cell office:value-type="string">
            <text:p>Rép. utilisateur :</text:p>
          </table:table-cell>
          <table:table-cell office:value-type="string">
            <text:p>Dir. Utilizzatore:</text:p>
          </table:table-cell>
          <table:table-cell office:value-type="string">
            <text:p>Dir. user</text:p>
          </table:table-cell>
          <table:table-cell/>
        </table:table-row>
        <table:table-row table:style-name="ro2">
          <table:table-cell office:value-type="string">
            <text:p>dialog.about.tabdetail.info</text:p>
          </table:table-cell>
          <table:table-cell office:value-type="string">
            <text:p>Information sur le produit LIGHTeasyGuest 1.01</text:p>
          </table:table-cell>
          <table:table-cell table:style-name="ce3" office:value-type="string">
            <text:p>Informazioni sul prodotto LIGHTeasyGuest 1.01</text:p>
          </table:table-cell>
          <table:table-cell office:value-type="string">
            <text:p>Information on the product LIGHTeasyGuest 1.01</text:p>
          </table:table-cell>
          <table:table-cell/>
        </table:table-row>
        <table:table-row table:style-name="ro2">
          <table:table-cell office:value-type="string">
            <text:p>dialog.about.tababout.labauthor</text:p>
          </table:table-cell>
          <table:table-cell office:value-type="string">
            <text:p>Programmation :</text:p>
          </table:table-cell>
          <table:table-cell office:value-type="string">
            <text:p>Programmazione:</text:p>
          </table:table-cell>
          <table:table-cell office:value-type="string">
            <text:p>Programming:</text:p>
          </table:table-cell>
          <table:table-cell/>
        </table:table-row>
        <table:table-row table:style-name="ro2">
          <table:table-cell office:value-type="string">
            <text:p>dialog.about.tababout.web</text:p>
          </table:table-cell>
          <table:table-cell office:value-type="string">
            <text:p>LIGHTeasyGuest 1.01</text:p>
          </table:table-cell>
          <table:table-cell table:style-name="ce3" office:value-type="string">
            <text:p>LIGHTeasyGuest 1.01</text:p>
          </table:table-cell>
          <table:table-cell table:style-name="ce5" office:value-type="string">
            <text:p><text:span text:style-name="T1">LIGHTeasyGuest 1.01</text:span></text:p>
          </table:table-cell>
          <table:table-cell/>
        </table:table-row>
        <table:table-row table:style-name="ro2">
          <table:table-cell office:value-type="string">
            <text:p>dialog.about.tababout.labemail</text:p>
          </table:table-cell>
          <table:table-cell office:value-type="string">
            <text:p>Courriels :</text:p>
          </table:table-cell>
          <table:table-cell office:value-type="string">
            <text:p>E-Mail:</text:p>
          </table:table-cell>
          <table:table-cell office:value-type="string">
            <text:p>Email:</text:p>
          </table:table-cell>
          <table:table-cell/>
        </table:table-row>
        <table:table-row table:style-name="ro2">
          <table:table-cell office:value-type="string">
            <text:p>dialog.about.tababout.labsupport</text:p>
          </table:table-cell>
          <table:table-cell office:value-type="string">
            <text:p>Supports :</text:p>
          </table:table-cell>
          <table:table-cell office:value-type="string">
            <text:p>Supporto:</text:p>
          </table:table-cell>
          <table:table-cell office:value-type="string">
            <text:p>Supports</text:p>
          </table:table-cell>
          <table:table-cell/>
        </table:table-row>
        <table:table-row table:style-name="ro2">
          <table:table-cell office:value-type="string">
            <text:p>dialog.about.tababout.labphone</text:p>
          </table:table-cell>
          <table:table-cell office:value-type="string">
            <text:p>Téléphones :</text:p>
          </table:table-cell>
          <table:table-cell office:value-type="string">
            <text:p>Telefoni:</text:p>
          </table:table-cell>
          <table:table-cell office:value-type="string">
            <text:p>Phones:</text:p>
          </table:table-cell>
          <table:table-cell/>
        </table:table-row>
        <table:table-row table:style-name="ro2">
          <table:table-cell office:value-type="string">
            <text:p>dialog.about.tababout.labelfax</text:p>
          </table:table-cell>
          <table:table-cell office:value-type="string">
            <text:p>Télécopie :</text:p>
          </table:table-cell>
          <table:table-cell table:number-columns-repeated="2" office:value-type="string">
            <text:p>Fax:</text:p>
          </table:table-cell>
          <table:table-cell/>
        </table:table-row>
        <table:table-row table:style-name="ro2">
          <table:table-cell office:value-type="string">
            <text:p>dialog.about.tababout.author</text:p>
          </table:table-cell>
          <table:table-cell office:value-type="string">
            <text:p>Denis Trimaille - Maurice Perry</text:p>
          </table:table-cell>
          <table:table-cell table:style-name="ce3" office:value-type="string">
            <text:p>Denis Trimaille - Maurice Perry</text:p>
          </table:table-cell>
          <table:table-cell table:style-name="ce5" office:value-type="string">
            <text:p><text:span text:style-name="T1">Maurice Perry - Denis Trimaille</text:span></text:p>
          </table:table-cell>
          <table:table-cell/>
        </table:table-row>
        <table:table-row table:style-name="ro2">
          <table:table-cell office:value-type="string">
            <text:p>dialog.invoice</text:p>
          </table:table-cell>
          <table:table-cell office:value-type="string">
            <text:p>Détails de la facture</text:p>
          </table:table-cell>
          <table:table-cell office:value-type="string">
            <text:p>Dettagli fattura</text:p>
          </table:table-cell>
          <table:table-cell office:value-type="string">
            <text:p>Detail of the bill</text:p>
          </table:table-cell>
          <table:table-cell/>
        </table:table-row>
        <table:table-row table:style-name="ro2">
          <table:table-cell office:value-type="string">
            <text:p>dialog.about.tababout.fax</text:p>
          </table:table-cell>
          <table:table-cell table:number-columns-repeated="3" office:value-type="string">
            <text:p>...</text:p>
          </table:table-cell>
          <table:table-cell/>
        </table:table-row>
        <table:table-row table:style-name="ro1">
          <table:table-cell office:value-type="string">
            <text:p>dialog.about.tababout.phone1</text:p>
          </table:table-cell>
          <table:table-cell office:value-type="string">
            <text:p>mobile FR +33.661167726</text:p>
          </table:table-cell>
          <table:table-cell table:style-name="ce3" office:value-type="string">
            <text:p>mobile FR +33.661167726</text:p>
          </table:table-cell>
          <table:table-cell table:style-name="ce5" office:value-type="string">
            <text:p>mobile FR +33.661167726</text:p>
          </table:table-cell>
          <table:table-cell/>
        </table:table-row>
        <table:table-row table:style-name="ro2">
          <table:table-cell office:value-type="string">
            <text:p>dialog.about.tababout.email1</text:p>
          </table:table-cell>
          <table:table-cell office:value-type="string">
            <text:p>Denimedia - Denis Trimaille &lt;denimedia@free.fr&gt;</text:p>
          </table:table-cell>
          <table:table-cell table:style-name="ce3" office:value-type="string">
            <text:p>Denimedia - Denis Trimaille &lt;denimedia@free.fr&gt;</text:p>
          </table:table-cell>
          <table:table-cell table:style-name="ce5" office:value-type="string">
            <text:p><text:span text:style-name="T1">Denimedia - Denis Trimaille &lt;</text:span><text:span text:style-name="T1"><text:a xlink:href="mailto:denimedia@free.fr">denimedia@free.fr</text:a></text:span><text:span text:style-name="T1">&gt;</text:span></text:p>
          </table:table-cell>
          <table:table-cell/>
        </table:table-row>
        <table:table-row table:style-name="ro1">
          <table:table-cell office:value-type="string">
            <text:p>dialog.about.tababout.phone2</text:p>
          </table:table-cell>
          <table:table-cell office:value-type="string">
            <text:p>mobile CH +41.796279772</text:p>
          </table:table-cell>
          <table:table-cell table:style-name="ce3" office:value-type="string">
            <text:p>mobile CH +41.796279772</text:p>
          </table:table-cell>
          <table:table-cell table:style-name="ce5" office:value-type="string">
            <text:p>mobile CH +41.796279772</text:p>
          </table:table-cell>
          <table:table-cell/>
        </table:table-row>
        <table:table-row table:style-name="ro2">
          <table:table-cell office:value-type="string">
            <text:p>dialog.about.tababout.email2</text:p>
          </table:table-cell>
          <table:table-cell office:value-type="string">
            <text:p>Maurice Perry &lt;maurice@perry.ch&gt;</text:p>
          </table:table-cell>
          <table:table-cell table:style-name="ce3" office:value-type="string">
            <text:p>Maurice Perry &lt;maurice@perry.ch&gt;</text:p>
          </table:table-cell>
          <table:table-cell table:style-name="ce5" office:value-type="string">
            <text:p><text:span text:style-name="T1">Maurice Perry &lt;</text:span><text:span text:style-name="T1"><text:a xlink:href="mailto:maurice@perry.ch">maurice@perry.ch</text:a></text:span><text:span text:style-name="T1">&gt;</text:span></text:p>
          </table:table-cell>
          <table:table-cell/>
        </table:table-row>
        <table:table-row table:style-name="ro2">
          <table:table-cell office:value-type="string">
            <text:p>dialog.about.tababout.address1</text:p>
          </table:table-cell>
          <table:table-cell office:value-type="string">
            <text:p>D. Trimaille, 11 rue d'Ecole - 25480 Miserey Salines - FR</text:p>
          </table:table-cell>
          <table:table-cell table:style-name="ce3" office:value-type="string">
            <text:p>D. Trimaille, 11 rue d'Ecole - 25480 Miserey Salines - FR</text:p>
          </table:table-cell>
          <table:table-cell table:style-name="ce5" office:value-type="string">
            <text:p><text:span text:style-name="T1">D. Trimaille, 11 rue d'Ecole - 25480 Miserey Salines – FR</text:span></text:p>
          </table:table-cell>
          <table:table-cell/>
        </table:table-row>
        <table:table-row table:style-name="ro2">
          <table:table-cell office:value-type="string">
            <text:p>dialog.about.tababout.address2</text:p>
          </table:table-cell>
          <table:table-cell office:value-type="string">
            <text:p>M. Perry, rue de la Dranse 16 - 1920 Martigny - CH</text:p>
          </table:table-cell>
          <table:table-cell table:style-name="ce3" office:value-type="string">
            <text:p>M. Perry, rue de la Dranse 16 - 1920 Martigny - CH</text:p>
          </table:table-cell>
          <table:table-cell table:style-name="ce5" office:value-type="string">
            <text:p><text:span text:style-name="T1">M. Perry, rue de la Dranse 16 - 1920 Martigny – CH</text:span></text:p>
          </table:table-cell>
          <table:table-cell/>
        </table:table-row>
        <table:table-row table:style-name="ro2">
          <table:table-cell office:value-type="string">
            <text:p>map.button.calendar.backweek</text:p>
          </table:table-cell>
          <table:table-cell office:value-type="string">
            <text:p>Semaine précédente</text:p>
          </table:table-cell>
          <table:table-cell office:value-type="string">
            <text:p>Settimana precedente</text:p>
          </table:table-cell>
          <table:table-cell office:value-type="string">
            <text:p>Previous week</text:p>
          </table:table-cell>
          <table:table-cell/>
        </table:table-row>
        <table:table-row table:style-name="ro2">
          <table:table-cell office:value-type="string">
            <text:p>map.button.calendar.nextweek</text:p>
          </table:table-cell>
          <table:table-cell office:value-type="string">
            <text:p>Semaine suivante</text:p>
          </table:table-cell>
          <table:table-cell office:value-type="string">
            <text:p>Settimana successiva</text:p>
          </table:table-cell>
          <table:table-cell office:value-type="string">
            <text:p>Next week</text:p>
          </table:table-cell>
          <table:table-cell/>
        </table:table-row>
        <table:table-row table:style-name="ro2">
          <table:table-cell office:value-type="string">
            <text:p>room.tooltip.number</text:p>
          </table:table-cell>
          <table:table-cell office:value-type="string">
            <text:p>Chambre N°{0}</text:p>
          </table:table-cell>
          <table:table-cell office:value-type="string">
            <text:p>Camera N°{0}</text:p>
          </table:table-cell>
          <table:table-cell office:value-type="string">
            <text:p>Room N°{0}</text:p>
          </table:table-cell>
          <table:table-cell/>
        </table:table-row>
        <table:table-row table:style-name="ro2">
          <table:table-cell office:value-type="string">
            <text:p>room.tooltip.type</text:p>
          </table:table-cell>
          <table:table-cell office:value-type="string">
            <text:p>Type : {0}</text:p>
          </table:table-cell>
          <table:table-cell table:style-name="ce3" office:value-type="string">
            <text:p>Tipo: {0}</text:p>
          </table:table-cell>
          <table:table-cell office:value-type="string">
            <text:p>Type: {0}</text:p>
          </table:table-cell>
          <table:table-cell/>
        </table:table-row>
        <table:table-row table:style-name="ro2">
          <table:table-cell office:value-type="string">
            <text:p>room.tooltip.price</text:p>
          </table:table-cell>
          <table:table-cell office:value-type="string">
            <text:p>Prix : {0}</text:p>
          </table:table-cell>
          <table:table-cell table:style-name="ce3" office:value-type="string">
            <text:p>Prezzo: {0}</text:p>
          </table:table-cell>
          <table:table-cell table:style-name="ce5" office:value-type="string">
            <text:p><text:span text:style-name="T1">Price: {0}</text:span></text:p>
          </table:table-cell>
          <table:table-cell/>
        </table:table-row>
        <table:table-row table:style-name="ro2">
          <table:table-cell office:value-type="string">
            <text:p>room.dialog.types</text:p>
          </table:table-cell>
          <table:table-cell office:value-type="string">
            <text:p>Types :</text:p>
          </table:table-cell>
          <table:table-cell table:style-name="ce3" office:value-type="string">
            <text:p>Tipi:</text:p>
          </table:table-cell>
          <table:table-cell office:value-type="string">
            <text:p>Types:</text:p>
          </table:table-cell>
          <table:table-cell/>
        </table:table-row>
        <table:table-row table:style-name="ro2">
          <table:table-cell office:value-type="string">
            <text:p>room.dialog.rooms</text:p>
          </table:table-cell>
          <table:table-cell office:value-type="string">
            <text:p>Chambres :</text:p>
          </table:table-cell>
          <table:table-cell table:style-name="ce3" office:value-type="string">
            <text:p>Camere:</text:p>
          </table:table-cell>
          <table:table-cell office:value-type="string">
            <text:p>Rooms</text:p>
          </table:table-cell>
          <table:table-cell/>
        </table:table-row>
        <table:table-row table:style-name="ro2">
          <table:table-cell office:value-type="string">
            <text:p>tariff.dialog.title</text:p>
          </table:table-cell>
          <table:table-cell office:value-type="string">
            <text:p>Configuration des tarifs et des périodes</text:p>
          </table:table-cell>
          <table:table-cell table:style-name="ce3" office:value-type="string">
            <text:p>Configurazione dei periodi e delle tariffe</text:p>
          </table:table-cell>
          <table:table-cell table:style-name="ce5" office:value-type="string">
            <text:p><text:span text:style-name="T1">Configuration of tariffs and periods</text:span></text:p>
          </table:table-cell>
          <table:table-cell/>
        </table:table-row>
        <table:table-row table:style-name="ro2">
          <table:table-cell office:value-type="string">
            <text:p>tariff.dialog.tariffs</text:p>
          </table:table-cell>
          <table:table-cell office:value-type="string">
            <text:p>Tarifs :</text:p>
          </table:table-cell>
          <table:table-cell table:style-name="ce3" office:value-type="string">
            <text:p>Tariffe:</text:p>
          </table:table-cell>
          <table:table-cell office:value-type="string">
            <text:p>Tariffs:</text:p>
          </table:table-cell>
          <table:table-cell/>
        </table:table-row>
        <table:table-row table:style-name="ro2">
          <table:table-cell office:value-type="string">
            <text:p>tariff.dialog.periods</text:p>
          </table:table-cell>
          <table:table-cell office:value-type="string">
            <text:p>Périodes :</text:p>
          </table:table-cell>
          <table:table-cell table:style-name="ce3" office:value-type="string">
            <text:p>Periodi:</text:p>
          </table:table-cell>
          <table:table-cell office:value-type="string">
            <text:p>Preriods:</text:p>
          </table:table-cell>
          <table:table-cell/>
        </table:table-row>
        <table:table-row table:style-name="ro2">
          <table:table-cell office:value-type="string">
            <text:p>articles.dialog.title</text:p>
          </table:table-cell>
          <table:table-cell office:value-type="string">
            <text:p>Configuration des catégories et des articles</text:p>
          </table:table-cell>
          <table:table-cell table:style-name="ce3" office:value-type="string">
            <text:p>Configurazioni delle categorie e degli articoli</text:p>
          </table:table-cell>
          <table:table-cell office:value-type="string">
            <text:p>Configuration of categories and rooms</text:p>
          </table:table-cell>
          <table:table-cell/>
        </table:table-row>
        <table:table-row table:style-name="ro2">
          <table:table-cell office:value-type="string">
            <text:p>articles.dialog.categories</text:p>
          </table:table-cell>
          <table:table-cell office:value-type="string">
            <text:p>Catégories :</text:p>
          </table:table-cell>
          <table:table-cell table:style-name="ce3" office:value-type="string">
            <text:p>Categorie:</text:p>
          </table:table-cell>
          <table:table-cell table:style-name="ce5" office:value-type="string">
            <text:p><text:span text:style-name="T1">Categories :</text:span></text:p>
          </table:table-cell>
          <table:table-cell/>
        </table:table-row>
        <table:table-row table:style-name="ro2">
          <table:table-cell office:value-type="string">
            <text:p>articles.dialog.articles</text:p>
          </table:table-cell>
          <table:table-cell office:value-type="string">
            <text:p>Articles :</text:p>
          </table:table-cell>
          <table:table-cell table:style-name="ce3" office:value-type="string">
            <text:p>Articoli:</text:p>
          </table:table-cell>
          <table:table-cell office:value-type="string">
            <text:p>Articles:</text:p>
          </table:table-cell>
          <table:table-cell/>
        </table:table-row>
        <table:table-row table:style-name="ro2">
          <table:table-cell office:value-type="string">
            <text:p>map.menu.open-reservation</text:p>
          </table:table-cell>
          <table:table-cell office:value-type="string">
            <text:p>Détails réservation...</text:p>
          </table:table-cell>
          <table:table-cell table:style-name="ce3" office:value-type="string">
            <text:p>Dettagli prenotazione...</text:p>
          </table:table-cell>
          <table:table-cell office:value-type="string">
            <text:p>Details reservation...</text:p>
          </table:table-cell>
          <table:table-cell/>
        </table:table-row>
        <table:table-row table:style-name="ro2">
          <table:table-cell office:value-type="string">
            <text:p>article.column.keyb</text:p>
          </table:table-cell>
          <table:table-cell office:value-type="string">
            <text:p>Touche clavier</text:p>
          </table:table-cell>
          <table:table-cell table:style-name="ce3" office:value-type="string">
            <text:p>Scelta rapida</text:p>
          </table:table-cell>
          <table:table-cell office:value-type="string">
            <text:p>Touch keyboard</text:p>
          </table:table-cell>
          <table:table-cell/>
        </table:table-row>
        <table:table-row table:style-name="ro2">
          <table:table-cell office:value-type="string">
            <text:p>invoice.label-keyboard</text:p>
          </table:table-cell>
          <table:table-cell office:value-type="string">
            <text:p>Clef article :</text:p>
          </table:table-cell>
          <table:table-cell table:style-name="ce3" office:value-type="string">
            <text:p>Chiave articolo:</text:p>
          </table:table-cell>
          <table:table-cell office:value-type="string">
            <text:p>Key article:</text:p>
          </table:table-cell>
          <table:table-cell/>
        </table:table-row>
        <table:table-row table:style-name="ro1">
          <table:table-cell office:value-type="string">
            <text:p>invoice.toolTip-keyboard</text:p>
          </table:table-cell>
          <table:table-cell office:value-type="string">
            <text:p>Veuillez saisir un caractère puis &lt;Entrée&gt;</text:p>
          </table:table-cell>
          <table:table-cell table:style-name="ce3" office:value-type="string">
            <text:p>Scegli un carattere e poi &lt;Invio&gt;</text:p>
          </table:table-cell>
          <table:table-cell table:number-columns-repeated="2"/>
        </table:table-row>
        <table:table-row table:style-name="ro2">
          <table:table-cell office:value-type="string">
            <text:p>dialog.about.tababout.labtranslate</text:p>
          </table:table-cell>
          <table:table-cell office:value-type="string">
            <text:p>Traduction : </text:p>
          </table:table-cell>
          <table:table-cell table:style-name="ce3" office:value-type="string">
            <text:p>Traduzione:</text:p>
          </table:table-cell>
          <table:table-cell office:value-type="string">
            <text:p>Translation:</text:p>
          </table:table-cell>
          <table:table-cell/>
        </table:table-row>
        <table:table-row table:style-name="ro2">
          <table:table-cell office:value-type="string">
            <text:p>dialog.about.tababout.address3</text:p>
          </table:table-cell>
          <table:table-cell office:value-type="string">
            <text:p>Via Don Bougeat, 14 - 11017 Morgex - IT</text:p>
          </table:table-cell>
          <table:table-cell table:style-name="ce3" office:value-type="string">
            <text:p>Strada Entreves, 23 – 11013 Courmayeur (AO) IT</text:p>
          </table:table-cell>
          <table:table-cell table:style-name="ce5" office:value-type="string">
            <text:p><text:span text:style-name="T1">Strada Entreves, 23 – 11013 Courmayeur (AO) IT</text:span></text:p>
          </table:table-cell>
          <table:table-cell/>
        </table:table-row>
        <table:table-row table:style-name="ro1">
          <table:table-cell office:value-type="string">
            <text:p>dialog.about.tababout.support1</text:p>
          </table:table-cell>
          <table:table-cell office:value-type="string">
            <text:p>Denimedia, Conseil et Développement Informatique</text:p>
          </table:table-cell>
          <table:table-cell table:style-name="ce3" office:value-type="string">
            <text:p>Denimedia, Conseil et Développement Informatique</text:p>
          </table:table-cell>
          <table:table-cell table:style-name="ce5" office:value-type="string">
            <text:p>Denimedia, Conseil et Développement Informatique</text:p>
          </table:table-cell>
          <table:table-cell/>
        </table:table-row>
        <table:table-row table:style-name="ro2">
          <table:table-cell office:value-type="string">
            <text:p>dialog.about.tababout.support2</text:p>
          </table:table-cell>
          <table:table-cell office:value-type="string">
            <text:p>Perry Productions, Conseil et Développement Informatique</text:p>
          </table:table-cell>
          <table:table-cell table:style-name="ce3" office:value-type="string">
            <text:p>Perry Productions, Conseil et Développement Informatique</text:p>
          </table:table-cell>
          <table:table-cell table:style-name="ce5" office:value-type="string">
            <text:p><text:span text:style-name="T1">Perry Productions, Conseil et Développement Informatique</text:span></text:p>
          </table:table-cell>
          <table:table-cell/>
        </table:table-row>
        <table:table-row table:style-name="ro2">
          <table:table-cell office:value-type="string">
            <text:p>dialog.about.tababout.email3</text:p>
          </table:table-cell>
          <table:table-cell office:value-type="string">
            <text:p>Roberto Picchiottino &lt;picchio@mbtlc.it&gt;</text:p>
          </table:table-cell>
          <table:table-cell table:style-name="ce4" office:value-type="string">
            <text:p>Roberto Picchiottino &lt;picchio@mbtlc.it&gt;</text:p>
          </table:table-cell>
          <table:table-cell table:style-name="ce5" office:value-type="string">
            <text:p><text:span text:style-name="T1">Roberto Picchiottino &lt;</text:span><text:span text:style-name="T1"><text:a xlink:href="mailto:picchio@mbtlc.it">picchio@mbtlc.it</text:a></text:span><text:span text:style-name="T1">&gt;</text:span></text:p>
          </table:table-cell>
          <table:table-cell/>
        </table:table-row>
        <table:table-row table:style-name="ro2">
          <table:table-cell office:value-type="string">
            <text:p>dialog.about.tababout.phone3</text:p>
          </table:table-cell>
          <table:table-cell office:value-type="string">
            <text:p>Monte Bianco TLC (IT) +39.0165846873</text:p>
          </table:table-cell>
          <table:table-cell table:style-name="ce3" office:value-type="string">
            <text:p>Monte Bianco TLC (IT) +39.0165846873</text:p>
          </table:table-cell>
          <table:table-cell table:style-name="ce5" office:value-type="string">
            <text:p><text:span text:style-name="T1">Monte Bianco TLC (IT) +39.0165846873</text:span></text:p>
          </table:table-cell>
          <table:table-cell/>
        </table:table-row>
        <table:table-row table:style-name="ro2">
          <table:table-cell office:value-type="string">
            <text:p>dialog.about.tababout.translate</text:p>
          </table:table-cell>
          <table:table-cell office:value-type="string">
            <text:p>D.Trimaille (français), M. Perry (english), R. Picchiottino (italiano)</text:p>
          </table:table-cell>
          <table:table-cell table:style-name="ce3" office:value-type="string">
            <text:p>D.Trimaille (français), M. Perry (english), R. Picchiottino (italiano)</text:p>
          </table:table-cell>
          <table:table-cell table:style-name="ce5" office:value-type="string">
            <text:p><text:span text:style-name="T1">D.Trimaille (français), M. Perry (english), R. Picchiottino (italiano)</text:span></text:p>
          </table:table-cell>
          <table:table-cell/>
        </table:table-row>
        <table:table-row table:style-name="ro2">
          <table:table-cell office:value-type="string">
            <text:p>translation.column.defaultLang</text:p>
          </table:table-cell>
          <table:table-cell office:value-type="string">
            <text:p>Défaut langue</text:p>
          </table:table-cell>
          <table:table-cell/>
          <table:table-cell office:value-type="string">
            <text:p>Default language</text:p>
          </table:table-cell>
          <table:table-cell/>
        </table:table-row>
        <table:table-row table:style-name="ro2">
          <table:table-cell office:value-type="string">
            <text:p>translation.column.keyLang</text:p>
          </table:table-cell>
          <table:table-cell office:value-type="string">
            <text:p>Clef langue</text:p>
          </table:table-cell>
          <table:table-cell/>
          <table:table-cell office:value-type="string">
            <text:p>Key language</text:p>
          </table:table-cell>
          <table:table-cell/>
        </table:table-row>
        <table:table-row table:style-name="ro2">
          <table:table-cell office:value-type="string">
            <text:p>translation.column.translateLang</text:p>
          </table:table-cell>
          <table:table-cell office:value-type="string">
            <text:p>Traduction langue</text:p>
          </table:table-cell>
          <table:table-cell/>
          <table:table-cell office:value-type="string">
            <text:p>Translation language</text:p>
          </table:table-cell>
          <table:table-cell/>
        </table:table-row>
        <table:table-row table:style-name="ro2">
          <table:table-cell office:value-type="string">
            <text:p>translation.dialog.language</text:p>
          </table:table-cell>
          <table:table-cell office:value-type="string">
            <text:p>Langue :</text:p>
          </table:table-cell>
          <table:table-cell/>
          <table:table-cell office:value-type="string">
            <text:p>Language:</text:p>
          </table:table-cell>
          <table:table-cell/>
        </table:table-row>
        <table:table-row table:style-name="ro2">
          <table:table-cell office:value-type="string">
            <text:p>translation.dialog.title</text:p>
          </table:table-cell>
          <table:table-cell office:value-type="string">
            <text:p>Traduction <text:s/></text:p>
          </table:table-cell>
          <table:table-cell/>
          <table:table-cell office:value-type="string">
            <text:p>Translation</text:p>
          </table:table-cell>
          <table:table-cell/>
        </table:table-row>
        <table:table-row table:style-name="ro2">
          <table:table-cell office:value-type="string">
            <text:p>splash.initializing.mainWindow</text:p>
          </table:table-cell>
          <table:table-cell office:value-type="string">
            <text:p>Initialisation de la fenêtre principale</text:p>
          </table:table-cell>
          <table:table-cell/>
          <table:table-cell office:value-type="string">
            <text:p>Initialization of the main window</text:p>
          </table:table-cell>
          <table:table-cell/>
        </table:table-row>
        <table:table-row table:style-name="ro2">
          <table:table-cell office:value-type="string">
            <text:p>splash.loading.config</text:p>
          </table:table-cell>
          <table:table-cell office:value-type="string">
            <text:p>Chargement de la configuration ...</text:p>
          </table:table-cell>
          <table:table-cell/>
          <table:table-cell office:value-type="string">
            <text:p>Loading of the configuration...</text:p>
          </table:table-cell>
          <table:table-cell/>
        </table:table-row>
        <table:table-row table:style-name="ro2">
          <table:table-cell office:value-type="string">
            <text:p>splash.loading.localization</text:p>
          </table:table-cell>
          <table:table-cell office:value-type="string">
            <text:p>Chargement de la localisation</text:p>
          </table:table-cell>
          <table:table-cell/>
          <table:table-cell table:style-name="ce5" office:value-type="string">
            <text:p><text:span text:style-name="T1">Loading of the localization</text:span></text:p>
          </table:table-cell>
          <table:table-cell/>
        </table:table-row>
        <table:table-row table:style-name="ro2">
          <table:table-cell office:value-type="string">
            <text:p>splash.opening.mainWindow</text:p>
          </table:table-cell>
          <table:table-cell office:value-type="string">
            <text:p>Ouverture de la fenêtre principale </text:p>
          </table:table-cell>
          <table:table-cell/>
          <table:table-cell office:value-type="string">
            <text:p>Opening of the main window</text:p>
          </table:table-cell>
          <table:table-cell/>
        </table:table-row>
        <table:table-row table:style-name="ro2">
          <table:table-cell office:value-type="string">
            <text:p>splash.opening.session</text:p>
          </table:table-cell>
          <table:table-cell office:value-type="string">
            <text:p>Ouverture de la session ...</text:p>
          </table:table-cell>
          <table:table-cell/>
          <table:table-cell office:value-type="string">
            <text:p>Opening of the session...</text:p>
          </table:table-cell>
          <table:table-cell/>
        </table:table-row>
        <table:table-row table:style-name="ro1" table:number-rows-repeated="6517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LGC Sans" style:language-asian="fr" style:country-asian="FR" style:font-name-complex="DejaVu LGC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31">31/08/2007</text:date>, <text:time>10:0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Denis Trimaille</meta:initial-creator>
    <meta:creation-date>2007-08-19T12:52:30</meta:creation-date>
    <dc:creator>Denis Trimaille</dc:creator>
    <dc:date>2007-08-31T10:02:21</dc:date>
    <dc:language>fr-FR</dc:language>
    <meta:editing-cycles>53</meta:editing-cycles>
    <meta:editing-duration>PT19H37M43S</meta:editing-duration>
    <meta:user-defined meta:name="Info 1"/>
    <meta:user-defined meta:name="Info 2"/>
    <meta:user-defined meta:name="Info 3"/>
    <meta:user-defined meta:name="Info 4"/>
    <meta:document-statistic meta:table-count="3" meta:cell-count="1388"/>
  </office:meta>
</office:document-meta>
</file>